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433cm" svg:height="13.52cm" svg:x="4.626cm" svg:y="346.45cm">
            <draw:object draw:notify-on-update-of-ranges="Sheet1.A2:Sheet1.A791 Sheet1.B2:Sheet1.B7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1090140595871" calcext:value-type="float">
            <text:p>24.1090140595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1158751284614" calcext:value-type="float">
            <text:p>24.1158751284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1023819108221" calcext:value-type="float">
            <text:p>24.1023819108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1213065926117" calcext:value-type="float">
            <text:p>24.1213065926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1242812847369" calcext:value-type="float">
            <text:p>24.1242812847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1116153338586" calcext:value-type="float">
            <text:p>24.1116153338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0803325359435" calcext:value-type="float">
            <text:p>24.0803325359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0942622445447" calcext:value-type="float">
            <text:p>24.0942622445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1059325565839" calcext:value-type="float">
            <text:p>24.1059325565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1042739983409" calcext:value-type="float">
            <text:p>24.1042739983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1091096804474" calcext:value-type="float">
            <text:p>24.1091096804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0934840501217" calcext:value-type="float">
            <text:p>24.0934840501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1118866151517" calcext:value-type="float">
            <text:p>24.11188661515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0920766474446" calcext:value-type="float">
            <text:p>24.09207664744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1074556603651" calcext:value-type="float">
            <text:p>24.1074556603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1061771639904" calcext:value-type="float">
            <text:p>24.10617716399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0962389411667" calcext:value-type="float">
            <text:p>24.0962389411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1100458888565" calcext:value-type="float">
            <text:p>24.11004588885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1094010982044" calcext:value-type="float">
            <text:p>24.1094010982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109118718842" calcext:value-type="float">
            <text:p>24.1091187188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0908871899435" calcext:value-type="float">
            <text:p>24.09088718994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1166356187087" calcext:value-type="float">
            <text:p>24.1166356187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0900289522009" calcext:value-type="float">
            <text:p>24.09002895220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1112196763984" calcext:value-type="float">
            <text:p>24.11121967639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1193969204467" calcext:value-type="float">
            <text:p>24.11939692044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1063684282105" calcext:value-type="float">
            <text:p>24.10636842821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1107173571871" calcext:value-type="float">
            <text:p>24.11071735718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.103691620163" calcext:value-type="float">
            <text:p>24.1036916201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.0849529899116" calcext:value-type="float">
            <text:p>24.08495298991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1067887344529" calcext:value-type="float">
            <text:p>24.10678873445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0909717628736" calcext:value-type="float">
            <text:p>24.0909717628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1009569032495" calcext:value-type="float">
            <text:p>24.10095690324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.0965213292038" calcext:value-type="float">
            <text:p>24.09652132920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.1031912824043" calcext:value-type="float">
            <text:p>24.10319128240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.1102170159889" calcext:value-type="float">
            <text:p>24.11021701598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.0875831174768" calcext:value-type="float">
            <text:p>24.0875831174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.1157240735558" calcext:value-type="float">
            <text:p>24.11572407355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.1145568310716" calcext:value-type="float">
            <text:p>24.11455683107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.1000518739711" calcext:value-type="float">
            <text:p>24.10005187397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.1168757114659" calcext:value-type="float">
            <text:p>24.11687571146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.117707223402" calcext:value-type="float">
            <text:p>24.1177072234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.1021418048048" calcext:value-type="float">
            <text:p>24.10214180480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.1220736535619" calcext:value-type="float">
            <text:p>24.12207365356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1305975018917" calcext:value-type="float">
            <text:p>24.1305975018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.1093965637884" calcext:value-type="float">
            <text:p>24.10939656378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.1065018159828" calcext:value-type="float">
            <text:p>24.10650181598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.1369025762093" calcext:value-type="float">
            <text:p>24.13690257620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.1142523124479" calcext:value-type="float">
            <text:p>24.11425231244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.1286456039429" calcext:value-type="float">
            <text:p>24.1286456039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1207710491937" calcext:value-type="float">
            <text:p>24.12077104919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.1054080482408" calcext:value-type="float">
            <text:p>24.10540804824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.1082383865602" calcext:value-type="float">
            <text:p>24.10823838656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.1024755424441" calcext:value-type="float">
            <text:p>24.10247554244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.1007057476123" calcext:value-type="float">
            <text:p>24.10070574761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1214158304165" calcext:value-type="float">
            <text:p>24.1214158304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1051946333292" calcext:value-type="float">
            <text:p>24.10519463332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.1237567935221" calcext:value-type="float">
            <text:p>24.12375679352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1130850631409" calcext:value-type="float">
            <text:p>24.11308506314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.1019218318643" calcext:value-type="float">
            <text:p>24.10192183186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.0985423024328" calcext:value-type="float">
            <text:p>24.09854230243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1153928838521" calcext:value-type="float">
            <text:p>24.11539288385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.1466622852021" calcext:value-type="float">
            <text:p>24.14666228520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.1121090897032" calcext:value-type="float">
            <text:p>24.1121090897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121037806736" calcext:value-type="float">
            <text:p>24.1210378067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.1084784754278" calcext:value-type="float">
            <text:p>24.10847847542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.1169069228643" calcext:value-type="float">
            <text:p>24.11690692286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.1124227074994" calcext:value-type="float">
            <text:p>24.11242270749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.1104928927501" calcext:value-type="float">
            <text:p>24.11049289275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.1137500223319" calcext:value-type="float">
            <text:p>24.1137500223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1179362412414" calcext:value-type="float">
            <text:p>24.11793624124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.128794590703" calcext:value-type="float">
            <text:p>24.1287945907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0998475247902" calcext:value-type="float">
            <text:p>24.09984752479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.1097413910097" calcext:value-type="float">
            <text:p>24.10974139100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.1389435325877" calcext:value-type="float">
            <text:p>24.13894353258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.133096485803" calcext:value-type="float">
            <text:p>24.1330964858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.0907362282484" calcext:value-type="float">
            <text:p>24.09073622824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.128096476712" calcext:value-type="float">
            <text:p>24.1280964767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1217580602149" calcext:value-type="float">
            <text:p>24.12175806021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1195348428617" calcext:value-type="float">
            <text:p>24.11953484286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1079293266742" calcext:value-type="float">
            <text:p>24.10792932667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.1100348294732" calcext:value-type="float">
            <text:p>24.11003482947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1180208127486" calcext:value-type="float">
            <text:p>24.11802081274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.1068043511968" calcext:value-type="float">
            <text:p>24.10680435119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.1044633167081" calcext:value-type="float">
            <text:p>24.10446331670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1177807277604" calcext:value-type="float">
            <text:p>24.11778072776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.1294172378334" calcext:value-type="float">
            <text:p>24.12941723783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.1034983943905" calcext:value-type="float">
            <text:p>24.10349839439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.126378194207" calcext:value-type="float">
            <text:p>24.1263781942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.1249240200388" calcext:value-type="float">
            <text:p>24.12492402003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.1025288958839" calcext:value-type="float">
            <text:p>24.10252889588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.112887259695" calcext:value-type="float">
            <text:p>24.1128872596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1300685054649" calcext:value-type="float">
            <text:p>24.13006850546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.1152796901957" calcext:value-type="float">
            <text:p>24.11527969019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.1079826798901" calcext:value-type="float">
            <text:p>24.10798267989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.1055772479682" calcext:value-type="float">
            <text:p>24.10557724796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.0986848007629" calcext:value-type="float">
            <text:p>24.09868480076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.1137058669237" calcext:value-type="float">
            <text:p>24.11370586692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.1268518925241" calcext:value-type="float">
            <text:p>24.12685189252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.1152419717847" calcext:value-type="float">
            <text:p>24.1152419717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1237815723998" calcext:value-type="float">
            <text:p>24.12378157239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.1391881686296" calcext:value-type="float">
            <text:p>24.13918816862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.1127253195608" calcext:value-type="float">
            <text:p>24.11272531956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1150175367167" calcext:value-type="float">
            <text:p>24.1150175367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1211472515807" calcext:value-type="float">
            <text:p>24.12114725158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.126702882152" calcext:value-type="float">
            <text:p>24.1267028821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1152622257234" calcext:value-type="float">
            <text:p>24.11526222572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.1232857942505" calcext:value-type="float">
            <text:p>24.12328579425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.1246553979752" calcext:value-type="float">
            <text:p>24.12465539797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1255292290361" calcext:value-type="float">
            <text:p>24.12552922903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1166695594903" calcext:value-type="float">
            <text:p>24.11666955949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1162694496429" calcext:value-type="float">
            <text:p>24.1162694496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.137885755941" calcext:value-type="float">
            <text:p>24.1378857559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.1006615641538" calcext:value-type="float">
            <text:p>24.10066156415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.1278747321375" calcext:value-type="float">
            <text:p>24.12787473213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103859011813" calcext:value-type="float">
            <text:p>24.1038590118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.135578003033" calcext:value-type="float">
            <text:p>24.1355780030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.1206358208098" calcext:value-type="float">
            <text:p>24.12063582080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1126719699319" calcext:value-type="float">
            <text:p>24.11267196993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.128365887943" calcext:value-type="float">
            <text:p>24.1283658879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.1447509922606" calcext:value-type="float">
            <text:p>24.14475099226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.1142660348275" calcext:value-type="float">
            <text:p>24.1142660348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.1195265412669" calcext:value-type="float">
            <text:p>24.11952654126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1414407293315" calcext:value-type="float">
            <text:p>24.14144072933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1122985243488" calcext:value-type="float">
            <text:p>24.11229852434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1282307722971" calcext:value-type="float">
            <text:p>24.12823077229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.1094240964026" calcext:value-type="float">
            <text:p>24.10942409640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1091306860605" calcext:value-type="float">
            <text:p>24.10913068606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1356719539112" calcext:value-type="float">
            <text:p>24.13567195391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1129886867265" calcext:value-type="float">
            <text:p>24.11298868672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.1267261589829" calcext:value-type="float">
            <text:p>24.12672615898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.1243492794044" calcext:value-type="float">
            <text:p>24.12434927940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.1089643298829" calcext:value-type="float">
            <text:p>24.10896432988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.1286025576508" calcext:value-type="float">
            <text:p>24.12860255765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.1456341467262" calcext:value-type="float">
            <text:p>24.14563414672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.1131173473128" calcext:value-type="float">
            <text:p>24.11311734731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.1373019856892" calcext:value-type="float">
            <text:p>24.13730198568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.1371215746686" calcext:value-type="float">
            <text:p>24.13712157466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.1315128464924" calcext:value-type="float">
            <text:p>24.13151284649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.1370729302636" calcext:value-type="float">
            <text:p>24.13707293026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.1201963607452" calcext:value-type="float">
            <text:p>24.1201963607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.1334692379527" calcext:value-type="float">
            <text:p>24.1334692379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.1241829756746" calcext:value-type="float">
            <text:p>24.12418297567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.1120394807743" calcext:value-type="float">
            <text:p>24.11203948077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.1223865725406" calcext:value-type="float">
            <text:p>24.12238657254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.1221198629559" calcext:value-type="float">
            <text:p>24.12211986295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.1183356163228" calcext:value-type="float">
            <text:p>24.1183356163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.127691030387" calcext:value-type="float">
            <text:p>24.1276910303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1094444382467" calcext:value-type="float">
            <text:p>24.10944443824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272062429525" calcext:value-type="float">
            <text:p>24.1272062429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1260436889785" calcext:value-type="float">
            <text:p>24.126043688978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1163587841217" calcext:value-type="float">
            <text:p>24.11635878412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1212412614253" calcext:value-type="float">
            <text:p>24.12124126142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122701921102" calcext:value-type="float">
            <text:p>24.122701921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1339179456418" calcext:value-type="float">
            <text:p>24.13391794564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123586785765" calcext:value-type="float">
            <text:p>24.1235867857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143524089388" calcext:value-type="float">
            <text:p>24.1435240893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.1202826932201" calcext:value-type="float">
            <text:p>24.12028269322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.1347934614373" calcext:value-type="float">
            <text:p>24.13479346143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.1209651833074" calcext:value-type="float">
            <text:p>24.1209651833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.1428259645301" calcext:value-type="float">
            <text:p>24.14282596453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.1236041113514" calcext:value-type="float">
            <text:p>24.12360411135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.1223301639376" calcext:value-type="float">
            <text:p>24.12233016393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.14505540996" calcext:value-type="float">
            <text:p>24.145055409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.129533117634" calcext:value-type="float">
            <text:p>24.1295331176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1083745192803" calcext:value-type="float">
            <text:p>24.10837451928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.1416320826632" calcext:value-type="float">
            <text:p>24.14163208266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.1469096962595" calcext:value-type="float">
            <text:p>24.14690969625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.1385241683525" calcext:value-type="float">
            <text:p>24.13852416835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.1418831428107" calcext:value-type="float">
            <text:p>24.14188314281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.138359480632" calcext:value-type="float">
            <text:p>24.1383594806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.1537168238742" calcext:value-type="float">
            <text:p>24.15371682387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.1354805832677" calcext:value-type="float">
            <text:p>24.13548058326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.1224432496981" calcext:value-type="float">
            <text:p>24.12244324969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.1353269179846" calcext:value-type="float">
            <text:p>24.13532691798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1347511337406" calcext:value-type="float">
            <text:p>24.13475113374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1159650257886" calcext:value-type="float">
            <text:p>24.11596502578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.1244999849287" calcext:value-type="float">
            <text:p>24.12449998492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.1489240257027" calcext:value-type="float">
            <text:p>24.14892402570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.148881689901" calcext:value-type="float">
            <text:p>24.1488816899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.1408005977576" calcext:value-type="float">
            <text:p>24.14080059775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.1350161606792" calcext:value-type="float">
            <text:p>24.13501616067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1423615528708" calcext:value-type="float">
            <text:p>24.14236155287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.1478791823403" calcext:value-type="float">
            <text:p>24.14787918234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.1499468670403" calcext:value-type="float">
            <text:p>24.14994686704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.1452560678541" calcext:value-type="float">
            <text:p>24.14525606785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.1428729885664" calcext:value-type="float">
            <text:p>24.14287298856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.1345470680624" calcext:value-type="float">
            <text:p>24.13454706806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.1338912741421" calcext:value-type="float">
            <text:p>24.13389127414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.1078190198347" calcext:value-type="float">
            <text:p>24.10781901983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.1353518954045" calcext:value-type="float">
            <text:p>24.13535189540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.1414453802075" calcext:value-type="float">
            <text:p>24.14144538020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.1175950869022" calcext:value-type="float">
            <text:p>24.11759508690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.1264170857181" calcext:value-type="float">
            <text:p>24.12641708571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.1253941719854" calcext:value-type="float">
            <text:p>24.12539417198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.1427819919593" calcext:value-type="float">
            <text:p>24.14278199195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.122359901509" calcext:value-type="float">
            <text:p>24.1223599015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.1283734992947" calcext:value-type="float">
            <text:p>24.12837349929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.141539472882" calcext:value-type="float">
            <text:p>24.1415394728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.1234110725733" calcext:value-type="float">
            <text:p>24.12341107257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1291203007267" calcext:value-type="float">
            <text:p>24.12912030072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.116725895777" calcext:value-type="float">
            <text:p>24.1167258957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.1452717469768" calcext:value-type="float">
            <text:p>24.14527174697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.1511234820968" calcext:value-type="float">
            <text:p>24.15112348209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.1220884727169" calcext:value-type="float">
            <text:p>24.12208847271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.12227517349" calcext:value-type="float">
            <text:p>24.122275173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.1248293766409" calcext:value-type="float">
            <text:p>24.12482937664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.1443445734249" calcext:value-type="float">
            <text:p>24.14434457342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.1433577578524" calcext:value-type="float">
            <text:p>24.14335775785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.1344027192692" calcext:value-type="float">
            <text:p>24.13440271926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.1306656461007" calcext:value-type="float">
            <text:p>24.13066564610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.1484596200233" calcext:value-type="float">
            <text:p>24.14845962002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.1470523807266" calcext:value-type="float">
            <text:p>24.14705238072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.123688790877" calcext:value-type="float">
            <text:p>24.1236887908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.1238644985013" calcext:value-type="float">
            <text:p>24.12386449850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.1291846401868" calcext:value-type="float">
            <text:p>24.12918464018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.1294026973524" calcext:value-type="float">
            <text:p>24.12940269735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.1299361319395" calcext:value-type="float">
            <text:p>24.12993613193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.1232887058563" calcext:value-type="float">
            <text:p>24.123288705856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.1378997273018" calcext:value-type="float">
            <text:p>24.1378997273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.1448403273104" calcext:value-type="float">
            <text:p>24.14484032731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.1220947706179" calcext:value-type="float">
            <text:p>24.12209477061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.1327553975357" calcext:value-type="float">
            <text:p>24.132755397535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.1247540502304" calcext:value-type="float">
            <text:p>24.12475405023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.1310547294511" calcext:value-type="float">
            <text:p>24.13105472945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.1179308357527" calcext:value-type="float">
            <text:p>24.11793083575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.1588686650814" calcext:value-type="float">
            <text:p>24.15886866508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.1175245036814" calcext:value-type="float">
            <text:p>24.11752450368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.1608202301238" calcext:value-type="float">
            <text:p>24.16082023012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.1162458030983" calcext:value-type="float">
            <text:p>24.11624580309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.1104549322936" calcext:value-type="float">
            <text:p>24.11045493229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.1346350220723" calcext:value-type="float">
            <text:p>24.134635022072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.1293949663053" calcext:value-type="float">
            <text:p>24.129394966305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.141548966487" calcext:value-type="float">
            <text:p>24.1415489664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.1324824364745" calcext:value-type="float">
            <text:p>24.13248243647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.1621035351817" calcext:value-type="float">
            <text:p>24.16210353518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.1648645843484" calcext:value-type="float">
            <text:p>24.164864584348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.1481380350683" calcext:value-type="float">
            <text:p>24.14813803506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.1597362933658" calcext:value-type="float">
            <text:p>24.15973629336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.1653336469368" calcext:value-type="float">
            <text:p>24.16533364693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.1719476230945" calcext:value-type="float">
            <text:p>24.17194762309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.1915204114374" calcext:value-type="float">
            <text:p>24.19152041143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.1914561247869" calcext:value-type="float">
            <text:p>24.19145612478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.183722435916" calcext:value-type="float">
            <text:p>24.1837224359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.2142202805401" calcext:value-type="float">
            <text:p>24.21422028054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.2169872613881" calcext:value-type="float">
            <text:p>24.21698726138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.2235000416827" calcext:value-type="float">
            <text:p>24.22350004168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.2386036423082" calcext:value-type="float">
            <text:p>24.23860364230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.2363386812273" calcext:value-type="float">
            <text:p>24.23633868122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.2625324907082" calcext:value-type="float">
            <text:p>24.26253249070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.2511485776636" calcext:value-type="float">
            <text:p>24.25114857766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.2768992721541" calcext:value-type="float">
            <text:p>24.27689927215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.2534448827611" calcext:value-type="float">
            <text:p>24.25344488276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.2888205272894" calcext:value-type="float">
            <text:p>24.28882052728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.3019977513505" calcext:value-type="float">
            <text:p>24.30199775135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.310700235311" calcext:value-type="float">
            <text:p>24.3107002353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3015084019407" calcext:value-type="float">
            <text:p>24.30150840194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.3090002114261" calcext:value-type="float">
            <text:p>24.30900021142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3375078100463" calcext:value-type="float">
            <text:p>24.33750781004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.3043643085383" calcext:value-type="float">
            <text:p>24.30436430853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.3313902418311" calcext:value-type="float">
            <text:p>24.33139024183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.3429635591904" calcext:value-type="float">
            <text:p>24.34296355919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.3500658160533" calcext:value-type="float">
            <text:p>24.35006581605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.3493522844236" calcext:value-type="float">
            <text:p>24.34935228442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.3422280888816" calcext:value-type="float">
            <text:p>24.34222808888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.3510192744498" calcext:value-type="float">
            <text:p>24.35101927444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.3668604779967" calcext:value-type="float">
            <text:p>24.36686047799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.387505684874" calcext:value-type="float">
            <text:p>24.3875056848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.3695246745626" calcext:value-type="float">
            <text:p>24.36952467456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.3725072282721" calcext:value-type="float">
            <text:p>24.37250722827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.3955496924659" calcext:value-type="float">
            <text:p>24.39554969246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.3942874125424" calcext:value-type="float">
            <text:p>24.39428741254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.3949537937482" calcext:value-type="float">
            <text:p>24.39495379374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.4013308542517" calcext:value-type="float">
            <text:p>24.40133085425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.4105145608559" calcext:value-type="float">
            <text:p>24.41051456085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.408330378029" calcext:value-type="float">
            <text:p>24.4083303780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.4185425147921" calcext:value-type="float">
            <text:p>24.41854251479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4.4209398722104" calcext:value-type="float">
            <text:p>24.42093987221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.4262348049365" calcext:value-type="float">
            <text:p>24.426234804936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.476138628839" calcext:value-type="float">
            <text:p>24.4761386288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.4220736703744" calcext:value-type="float">
            <text:p>24.42207367037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4.4552573940387" calcext:value-type="float">
            <text:p>24.45525739403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.431529694466" calcext:value-type="float">
            <text:p>24.4315296944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.4456624928775" calcext:value-type="float">
            <text:p>24.44566249287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.4489330722775" calcext:value-type="float">
            <text:p>24.44893307227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.4697673702223" calcext:value-type="float">
            <text:p>24.46976737022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.4566261455889" calcext:value-type="float">
            <text:p>24.456626145588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.4673969102317" calcext:value-type="float">
            <text:p>24.46739691023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.475770370338" calcext:value-type="float">
            <text:p>24.4757703703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.4616917685602" calcext:value-type="float">
            <text:p>24.46169176856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.4742260373787" calcext:value-type="float">
            <text:p>24.47422603737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.4918095460063" calcext:value-type="float">
            <text:p>24.49180954600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.4606900218808" calcext:value-type="float">
            <text:p>24.46069002188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.4869137715802" calcext:value-type="float">
            <text:p>24.48691377158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.4787646094276" calcext:value-type="float">
            <text:p>24.47876460942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.4791848839051" calcext:value-type="float">
            <text:p>24.47918488390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.4858819254346" calcext:value-type="float">
            <text:p>24.48588192543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.4893216898486" calcext:value-type="float">
            <text:p>24.48932168984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.4928112418163" calcext:value-type="float">
            <text:p>24.49281124181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.5131845383182" calcext:value-type="float">
            <text:p>24.51318453831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.5188685452089" calcext:value-type="float">
            <text:p>24.51886854520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.4999064885417" calcext:value-type="float">
            <text:p>24.49990648854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.4921402456106" calcext:value-type="float">
            <text:p>24.49214024561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.5269213192637" calcext:value-type="float">
            <text:p>24.52692131926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.5253457655821" calcext:value-type="float">
            <text:p>24.52534576558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.5228846997607" calcext:value-type="float">
            <text:p>24.52288469976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.5206853284967" calcext:value-type="float">
            <text:p>24.520685328496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.5086538378269" calcext:value-type="float">
            <text:p>24.50865383782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.5359503027799" calcext:value-type="float">
            <text:p>24.53595030277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.5058728861734" calcext:value-type="float">
            <text:p>24.50587288617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.5369833347065" calcext:value-type="float">
            <text:p>24.536983334706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.5208295152319" calcext:value-type="float">
            <text:p>24.52082951523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.5309968528596" calcext:value-type="float">
            <text:p>24.53099685285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4.5220757582535" calcext:value-type="float">
            <text:p>24.52207575825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.5451704600948" calcext:value-type="float">
            <text:p>24.54517046009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.5472693469287" calcext:value-type="float">
            <text:p>24.54726934692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.5351194982065" calcext:value-type="float">
            <text:p>24.53511949820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.5234081653855" calcext:value-type="float">
            <text:p>24.52340816538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.537058526246" calcext:value-type="float">
            <text:p>24.53705852624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.5570896899103" calcext:value-type="float">
            <text:p>24.55708968991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.5514655593675" calcext:value-type="float">
            <text:p>24.55146555936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5351947021635" calcext:value-type="float">
            <text:p>24.53519470216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4.5437016990375" calcext:value-type="float">
            <text:p>24.543701699037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.541969584989" calcext:value-type="float">
            <text:p>24.5419695849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.5579533515622" calcext:value-type="float">
            <text:p>24.55795335156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.5659160541021" calcext:value-type="float">
            <text:p>24.56591605410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4.6011979315999" calcext:value-type="float">
            <text:p>24.601197931599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.5796827162017" calcext:value-type="float">
            <text:p>24.57968271620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.5618376179363" calcext:value-type="float">
            <text:p>24.56183761793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.5891262914457" calcext:value-type="float">
            <text:p>24.58912629144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.5752909841248" calcext:value-type="float">
            <text:p>24.57529098412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.5727345071558" calcext:value-type="float">
            <text:p>24.57273450715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.5858990729755" calcext:value-type="float">
            <text:p>24.58589907297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.5798396748481" calcext:value-type="float">
            <text:p>24.579839674848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.5654444789375" calcext:value-type="float">
            <text:p>24.56544447893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.5836954720583" calcext:value-type="float">
            <text:p>24.58369547205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.575408595205" calcext:value-type="float">
            <text:p>24.5754085952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.5919289102505" calcext:value-type="float">
            <text:p>24.59192891025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.5924931176673" calcext:value-type="float">
            <text:p>24.59249311766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.5965509711728" calcext:value-type="float">
            <text:p>24.59655097117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.589745593003" calcext:value-type="float">
            <text:p>24.5897455930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.5817942258926" calcext:value-type="float">
            <text:p>24.58179422589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599389424875" calcext:value-type="float">
            <text:p>24.5993894248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.5801328106599" calcext:value-type="float">
            <text:p>24.580132810659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.595826880254" calcext:value-type="float">
            <text:p>24.5958268802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.5812722781614" calcext:value-type="float">
            <text:p>24.58127227816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.5979568763949" calcext:value-type="float">
            <text:p>24.597956876394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.5988078155194" calcext:value-type="float">
            <text:p>24.59880781551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.5844508450254" calcext:value-type="float">
            <text:p>24.584450845025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.583715720735" calcext:value-type="float">
            <text:p>24.5837157207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.5942124038161" calcext:value-type="float">
            <text:p>24.59421240381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.6039314794404" calcext:value-type="float">
            <text:p>24.60393147944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.5933127865668" calcext:value-type="float">
            <text:p>24.59331278656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.5924288027892" calcext:value-type="float">
            <text:p>24.592428802789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5946764243935" calcext:value-type="float">
            <text:p>24.59467642439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.6058923508258" calcext:value-type="float">
            <text:p>24.60589235082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.6116472728912" calcext:value-type="float">
            <text:p>24.61164727289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5785936084082" calcext:value-type="float">
            <text:p>24.578593608408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.6262450061679" calcext:value-type="float">
            <text:p>24.62624500616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.6108763045223" calcext:value-type="float">
            <text:p>24.61087630452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.6012216814365" calcext:value-type="float">
            <text:p>24.60122168143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.6229757803277" calcext:value-type="float">
            <text:p>24.622975780327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.6085864848572" calcext:value-type="float">
            <text:p>24.60858648485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.5971905176595" calcext:value-type="float">
            <text:p>24.59719051765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.6088152853881" calcext:value-type="float">
            <text:p>24.60881528538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.620999343792" calcext:value-type="float">
            <text:p>24.62099934379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.636676438502" calcext:value-type="float">
            <text:p>24.6366764385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.6444872492686" calcext:value-type="float">
            <text:p>24.64448724926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6260677167869" calcext:value-type="float">
            <text:p>24.62606771678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.6139278476372" calcext:value-type="float">
            <text:p>24.61392784763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.6183411470972" calcext:value-type="float">
            <text:p>24.61834114709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.6247841186289" calcext:value-type="float">
            <text:p>24.62478411862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.6189053389768" calcext:value-type="float">
            <text:p>24.61890533897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.6078137254335" calcext:value-type="float">
            <text:p>24.60781372543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.6265050494682" calcext:value-type="float">
            <text:p>24.62650504946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.6389597254129" calcext:value-type="float">
            <text:p>24.638959725412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.6044470308037" calcext:value-type="float">
            <text:p>24.604447030803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.6331500529653" calcext:value-type="float">
            <text:p>24.63315005296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.6488643911582" calcext:value-type="float">
            <text:p>24.648864391158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.6128243265812" calcext:value-type="float">
            <text:p>24.61282432658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.6388108657544" calcext:value-type="float">
            <text:p>24.638810865754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.629844994778" calcext:value-type="float">
            <text:p>24.6298449947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.6433589430658" calcext:value-type="float">
            <text:p>24.64335894306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4.6303402437439" calcext:value-type="float">
            <text:p>24.63034024374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.6398876891086" calcext:value-type="float">
            <text:p>24.63988768910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.6374804027079" calcext:value-type="float">
            <text:p>24.637480402707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.6329276547012" calcext:value-type="float">
            <text:p>24.63292765470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.6642805409519" calcext:value-type="float">
            <text:p>24.66428054095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.6094970846324" calcext:value-type="float">
            <text:p>24.60949708463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.6228848103432" calcext:value-type="float">
            <text:p>24.62288481034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.6245084081279" calcext:value-type="float">
            <text:p>24.62450840812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.6496747489379" calcext:value-type="float">
            <text:p>24.64967474893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.6269736554089" calcext:value-type="float">
            <text:p>24.626973655408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.6294342778015" calcext:value-type="float">
            <text:p>24.62943427780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.6551424526016" calcext:value-type="float">
            <text:p>24.65514245260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.6480870879414" calcext:value-type="float">
            <text:p>24.64808708794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.6491464661133" calcext:value-type="float">
            <text:p>24.64914646611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4.6466859592371" calcext:value-type="float">
            <text:p>24.646685959237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.661489349182" calcext:value-type="float">
            <text:p>24.66148934918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4.6449668502097" calcext:value-type="float">
            <text:p>24.64496685020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.6515206586239" calcext:value-type="float">
            <text:p>24.65152065862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4.637489650684" calcext:value-type="float">
            <text:p>24.63748965068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.6603326998166" calcext:value-type="float">
            <text:p>24.660332699816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.6450826941088" calcext:value-type="float">
            <text:p>24.64508269410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.6408277498108" calcext:value-type="float">
            <text:p>24.64082774981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.6474945648859" calcext:value-type="float">
            <text:p>24.64749456488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.6561092185691" calcext:value-type="float">
            <text:p>24.65610921856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.6599267710441" calcext:value-type="float">
            <text:p>24.659926771044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.654288190937" calcext:value-type="float">
            <text:p>24.6542881909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.6404751020075" calcext:value-type="float">
            <text:p>24.64047510200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.6508373054463" calcext:value-type="float">
            <text:p>24.650837305446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4.6728115912756" calcext:value-type="float">
            <text:p>24.67281159127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.6684613287871" calcext:value-type="float">
            <text:p>24.668461328787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.6501712687071" calcext:value-type="float">
            <text:p>24.650171268707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.6518904852973" calcext:value-type="float">
            <text:p>24.651890485297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.6490100175466" calcext:value-type="float">
            <text:p>24.64901001754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.6472579326637" calcext:value-type="float">
            <text:p>24.647257932663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.6579663096115" calcext:value-type="float">
            <text:p>24.65796630961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.642529720828" calcext:value-type="float">
            <text:p>24.64252972082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6579444167407" calcext:value-type="float">
            <text:p>24.65794441674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.6602292585403" calcext:value-type="float">
            <text:p>24.66022925854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6551220198395" calcext:value-type="float">
            <text:p>24.655122019839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.6646219253777" calcext:value-type="float">
            <text:p>24.664621925377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.66752894088" calcext:value-type="float">
            <text:p>24.6675289408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.6724919150517" calcext:value-type="float">
            <text:p>24.67249191505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.6668738996218" calcext:value-type="float">
            <text:p>24.66687389962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.6858026490927" calcext:value-type="float">
            <text:p>24.68580264909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.6606226612451" calcext:value-type="float">
            <text:p>24.66062266124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.6721456017786" calcext:value-type="float">
            <text:p>24.67214560177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.6537224744082" calcext:value-type="float">
            <text:p>24.65372247440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.647864475077" calcext:value-type="float">
            <text:p>24.6478644750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.6765961984843" calcext:value-type="float">
            <text:p>24.67659619848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.6618794801288" calcext:value-type="float">
            <text:p>24.661879480128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.6602230701476" calcext:value-type="float">
            <text:p>24.660223070147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.6574382640929" calcext:value-type="float">
            <text:p>24.65743826409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.6691149397982" calcext:value-type="float">
            <text:p>24.66911493979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.681979103807" calcext:value-type="float">
            <text:p>24.6819791038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.6622401326664" calcext:value-type="float">
            <text:p>24.66224013266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.6560905940659" calcext:value-type="float">
            <text:p>24.65609059406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.6347111223845" calcext:value-type="float">
            <text:p>24.63471112238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.6681716890883" calcext:value-type="float">
            <text:p>24.668171689088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.6791241105949" calcext:value-type="float">
            <text:p>24.67912411059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.6602060170238" calcext:value-type="float">
            <text:p>24.66020601702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.668720166604" calcext:value-type="float">
            <text:p>24.66872016660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4.6712700012988" calcext:value-type="float">
            <text:p>24.67127000129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.656318160861" calcext:value-type="float">
            <text:p>24.6563181608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.6575216858497" calcext:value-type="float">
            <text:p>24.657521685849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.6660564873776" calcext:value-type="float">
            <text:p>24.66605648737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.6579260937095" calcext:value-type="float">
            <text:p>24.65792609370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.6785695872577" calcext:value-type="float">
            <text:p>24.67856958725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.6658542809348" calcext:value-type="float">
            <text:p>24.66585428093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.6548749012609" calcext:value-type="float">
            <text:p>24.654874901260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4.6463072326728" calcext:value-type="float">
            <text:p>24.64630723267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.6516323705202" calcext:value-type="float">
            <text:p>24.651632370520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6575798147084" calcext:value-type="float">
            <text:p>24.657579814708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6620742328901" calcext:value-type="float">
            <text:p>24.662074232890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.6747037047842" calcext:value-type="float">
            <text:p>24.674703704784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.6705617095713" calcext:value-type="float">
            <text:p>24.67056170957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.6807791769843" calcext:value-type="float">
            <text:p>24.68077917698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.6629847371082" calcext:value-type="float">
            <text:p>24.662984737108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.6823180103717" calcext:value-type="float">
            <text:p>24.68231801037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4.6752630567498" calcext:value-type="float">
            <text:p>24.67526305674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.6830638135205" calcext:value-type="float">
            <text:p>24.683063813520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4.6804813312173" calcext:value-type="float">
            <text:p>24.68048133121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.686332758571" calcext:value-type="float">
            <text:p>24.68633275857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.6773079949375" calcext:value-type="float">
            <text:p>24.677307994937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.6808227756833" calcext:value-type="float">
            <text:p>24.68082277568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6780368742966" calcext:value-type="float">
            <text:p>24.67803687429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.6813603293458" calcext:value-type="float">
            <text:p>24.681360329345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.6717337331699" calcext:value-type="float">
            <text:p>24.671733733169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.6883461931438" calcext:value-type="float">
            <text:p>24.68834619314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.6854550045113" calcext:value-type="float">
            <text:p>24.68545500451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.6700616740643" calcext:value-type="float">
            <text:p>24.67006167406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4.6810031558967" calcext:value-type="float">
            <text:p>24.68100315589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.6730001693351" calcext:value-type="float">
            <text:p>24.673000169335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.6826691334097" calcext:value-type="float">
            <text:p>24.682669133409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.6931320895444" calcext:value-type="float">
            <text:p>24.693132089544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4.6689114495606" calcext:value-type="float">
            <text:p>24.66891144956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.6831752049539" calcext:value-type="float">
            <text:p>24.683175204953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.6825310956884" calcext:value-type="float">
            <text:p>24.68253109568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.6702203010772" calcext:value-type="float">
            <text:p>24.67022030107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.7086360453596" calcext:value-type="float">
            <text:p>24.708636045359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.6693788391073" calcext:value-type="float">
            <text:p>24.66937883910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.6674513089297" calcext:value-type="float">
            <text:p>24.667451308929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.6655140398798" calcext:value-type="float">
            <text:p>24.665514039879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.6907676022095" calcext:value-type="float">
            <text:p>24.69076760220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4.6813058692887" calcext:value-type="float">
            <text:p>24.681305869288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.6859489769107" calcext:value-type="float">
            <text:p>24.68594897691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4.6831752049539" calcext:value-type="float">
            <text:p>24.683175204953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.690107755694" calcext:value-type="float">
            <text:p>24.6901077556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.6697359845232" calcext:value-type="float">
            <text:p>24.66973598452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.6720206683998" calcext:value-type="float">
            <text:p>24.6720206683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4.6852043713203" calcext:value-type="float">
            <text:p>24.685204371320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.6841764676003" calcext:value-type="float">
            <text:p>24.684176467600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.6966624788933" calcext:value-type="float">
            <text:p>24.69666247889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.6899431017823" calcext:value-type="float">
            <text:p>24.68994310178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.6820577043482" calcext:value-type="float">
            <text:p>24.682057704348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.6915775507917" calcext:value-type="float">
            <text:p>24.69157755079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4.6971576511235" calcext:value-type="float">
            <text:p>24.697157651123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.6860349226667" calcext:value-type="float">
            <text:p>24.6860349226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6906780044062" calcext:value-type="float">
            <text:p>24.690678004406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.7019277336241" calcext:value-type="float">
            <text:p>24.70192773362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4.683308382649" calcext:value-type="float">
            <text:p>24.68330838264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4.7175645713991" calcext:value-type="float">
            <text:p>24.717564571399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.701501579469" calcext:value-type="float">
            <text:p>24.70150157946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4.6837079181663" calcext:value-type="float">
            <text:p>24.683707918166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4.6697202363057" calcext:value-type="float">
            <text:p>24.669720236305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.6977956905408" calcext:value-type="float">
            <text:p>24.69779569054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4.7180694696965" calcext:value-type="float">
            <text:p>24.718069469696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.6934989461098" calcext:value-type="float">
            <text:p>24.693498946109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.694094664463" calcext:value-type="float">
            <text:p>24.69409466446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4.7022195675276" calcext:value-type="float">
            <text:p>24.70221956752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.7155138251974" calcext:value-type="float">
            <text:p>24.71551382519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.7001215067301" calcext:value-type="float">
            <text:p>24.70012150673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.6866246088859" calcext:value-type="float">
            <text:p>24.68662460888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.6984338016367" calcext:value-type="float">
            <text:p>24.698433801636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.6899468270532" calcext:value-type="float">
            <text:p>24.68994682705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4.6919008982266" calcext:value-type="float">
            <text:p>24.691900898226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.6811726945733" calcext:value-type="float">
            <text:p>24.681172694573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4.7181917651666" calcext:value-type="float">
            <text:p>24.718191765166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.7099182056069" calcext:value-type="float">
            <text:p>24.709918205606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.6900582778057" calcext:value-type="float">
            <text:p>24.69005827780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.7028103974232" calcext:value-type="float">
            <text:p>24.70281039742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.7048383715476" calcext:value-type="float">
            <text:p>24.704838371547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.6841911018107" calcext:value-type="float">
            <text:p>24.68419110181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.6906333535778" calcext:value-type="float">
            <text:p>24.690633353577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.6906708444613" calcext:value-type="float">
            <text:p>24.69067084446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.7033963300104" calcext:value-type="float">
            <text:p>24.703396330010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.684415040896" calcext:value-type="float">
            <text:p>24.68441504089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.6944191719593" calcext:value-type="float">
            <text:p>24.694419171959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.6884346594685" calcext:value-type="float">
            <text:p>24.688434659468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4.6981516996891" calcext:value-type="float">
            <text:p>24.698151699689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4.7096518786655" calcext:value-type="float">
            <text:p>24.70965187866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.7110199564109" calcext:value-type="float">
            <text:p>24.711019956410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.7222160350093" calcext:value-type="float">
            <text:p>24.722216035009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.6901539588745" calcext:value-type="float">
            <text:p>24.690153958874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.686789318901" calcext:value-type="float">
            <text:p>24.6867893189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.7151991563181" calcext:value-type="float">
            <text:p>24.715199156318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.6953819137233" calcext:value-type="float">
            <text:p>24.69538191372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.697171210547" calcext:value-type="float">
            <text:p>24.6971712105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697522379466" calcext:value-type="float">
            <text:p>24.6975223794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.7218964651805" calcext:value-type="float">
            <text:p>24.72189646518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.6899300528822" calcext:value-type="float">
            <text:p>24.68993005288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.6997693647644" calcext:value-type="float">
            <text:p>24.699769364764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.7024257350111" calcext:value-type="float">
            <text:p>24.70242573501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.6993008307307" calcext:value-type="float">
            <text:p>24.69930083073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.6919689761478" calcext:value-type="float">
            <text:p>24.691968976147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4.6977137688129" calcext:value-type="float">
            <text:p>24.697713768812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4.7045129038468" calcext:value-type="float">
            <text:p>24.70451290384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.7021436213086" calcext:value-type="float">
            <text:p>24.70214362130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.7063445866108" calcext:value-type="float">
            <text:p>24.70634458661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.6839987450359" calcext:value-type="float">
            <text:p>24.683998745035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.7007172745629" calcext:value-type="float">
            <text:p>24.70071727456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.7152731526928" calcext:value-type="float">
            <text:p>24.71527315269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.6906382885992" calcext:value-type="float">
            <text:p>24.690638288599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.7050405794354" calcext:value-type="float">
            <text:p>24.705040579435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.7142512703552" calcext:value-type="float">
            <text:p>24.714251270355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.7185428920406" calcext:value-type="float">
            <text:p>24.71854289204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4.7044872259611" calcext:value-type="float">
            <text:p>24.70448722596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.7067391151089" calcext:value-type="float">
            <text:p>24.706739115108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.7048709484259" calcext:value-type="float">
            <text:p>24.70487094842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4.6971130094052" calcext:value-type="float">
            <text:p>24.697113009405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4.7122233231518" calcext:value-type="float">
            <text:p>24.71222332315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4.6952122271351" calcext:value-type="float">
            <text:p>24.69521222713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4.7165889316607" calcext:value-type="float">
            <text:p>24.71658893166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.7149752584634" calcext:value-type="float">
            <text:p>24.714975258463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.7109509187042" calcext:value-type="float">
            <text:p>24.710950918704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4.7093214321684" calcext:value-type="float">
            <text:p>24.70932143216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4.7008721421862" calcext:value-type="float">
            <text:p>24.700872142186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.7026663710987" calcext:value-type="float">
            <text:p>24.702666371098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.7099339747665" calcext:value-type="float">
            <text:p>24.709933974766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4.6794414601587" calcext:value-type="float">
            <text:p>24.679441460158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4.703965431398" calcext:value-type="float">
            <text:p>24.7039654313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4.7117015367784" calcext:value-type="float">
            <text:p>24.71170153677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4.7120368973834" calcext:value-type="float">
            <text:p>24.712036897383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.7171906079518" calcext:value-type="float">
            <text:p>24.71719060795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.7078044115199" calcext:value-type="float">
            <text:p>24.707804411519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4.6988382100375" calcext:value-type="float">
            <text:p>24.698838210037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4.6967510040553" calcext:value-type="float">
            <text:p>24.696751004055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.7116749044832" calcext:value-type="float">
            <text:p>24.711674904483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4.714630052789" calcext:value-type="float">
            <text:p>24.71463005278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4.7165198942333" calcext:value-type="float">
            <text:p>24.7165198942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.7322253092256" calcext:value-type="float">
            <text:p>24.732225309225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4.6985186166002" calcext:value-type="float">
            <text:p>24.69851861660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4.7155453688632" calcext:value-type="float">
            <text:p>24.715545368863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.6949735865238" calcext:value-type="float">
            <text:p>24.694973586523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4.7163601017972" calcext:value-type="float">
            <text:p>24.716360101797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4.7118564320318" calcext:value-type="float">
            <text:p>24.71185643203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4.7004786059467" calcext:value-type="float">
            <text:p>24.700478605946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4.7049242147171" calcext:value-type="float">
            <text:p>24.70492421471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.7037474580958" calcext:value-type="float">
            <text:p>24.70374745809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4.7255390301445" calcext:value-type="float">
            <text:p>24.725539030144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4.7090404153151" calcext:value-type="float">
            <text:p>24.709040415315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4.7165041255935" calcext:value-type="float">
            <text:p>24.71650412559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.716301933392" calcext:value-type="float">
            <text:p>24.71630193339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4.6976141315817" calcext:value-type="float">
            <text:p>24.69761413158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.7035137405714" calcext:value-type="float">
            <text:p>24.703513740571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4.7074484025497" calcext:value-type="float">
            <text:p>24.70744840254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4.7214023330189" calcext:value-type="float">
            <text:p>24.721402333018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4.7010754294648" calcext:value-type="float">
            <text:p>24.70107542946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.7117765330432" calcext:value-type="float">
            <text:p>24.711776533043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.71074872148" calcext:value-type="float">
            <text:p>24.7107487214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4.7264178951229" calcext:value-type="float">
            <text:p>24.726417895122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4.7195500286808" calcext:value-type="float">
            <text:p>24.71955002868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4.7170319008066" calcext:value-type="float">
            <text:p>24.717031900806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4.717085167574" calcext:value-type="float">
            <text:p>24.7170851675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.7145936628939" calcext:value-type="float">
            <text:p>24.71459366289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4.7005960156715" calcext:value-type="float">
            <text:p>24.70059601567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4.6984821741522" calcext:value-type="float">
            <text:p>24.69848217415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4.6926417692782" calcext:value-type="float">
            <text:p>24.692641769278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4.6990414899003" calcext:value-type="float">
            <text:p>24.699041489900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4.7075174242983" calcext:value-type="float">
            <text:p>24.707517424298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.721142000467" calcext:value-type="float">
            <text:p>24.72114200046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4.7284892320828" calcext:value-type="float">
            <text:p>24.728489232082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4.6882058185746" calcext:value-type="float">
            <text:p>24.68820581857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.7059362865704" calcext:value-type="float">
            <text:p>24.70593628657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.6957351024858" calcext:value-type="float">
            <text:p>24.695735102485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4.71581765515" calcext:value-type="float">
            <text:p>24.715817655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4.7016021062491" calcext:value-type="float">
            <text:p>24.701602106249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4.7201734831722" calcext:value-type="float">
            <text:p>24.72017348317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4.7065379830114" calcext:value-type="float">
            <text:p>24.70653798301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4.7209822023633" calcext:value-type="float">
            <text:p>24.72098220236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4.7137256386454" calcext:value-type="float">
            <text:p>24.713725638645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4.7170270460061" calcext:value-type="float">
            <text:p>24.717027046006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.7143805933944" calcext:value-type="float">
            <text:p>24.714380593394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.7215899182346" calcext:value-type="float">
            <text:p>24.72158991823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4.7136191046336" calcext:value-type="float">
            <text:p>24.713619104633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4.7416132533605" calcext:value-type="float">
            <text:p>24.74161325336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4.7346923480706" calcext:value-type="float">
            <text:p>24.73469234807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4.7099835059193" calcext:value-type="float">
            <text:p>24.709983505919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4.7264832677538" calcext:value-type="float">
            <text:p>24.72648326775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4.726068029083" calcext:value-type="float">
            <text:p>24.7260680290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4.7320944138494" calcext:value-type="float">
            <text:p>24.732094413849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4.7406024654076" calcext:value-type="float">
            <text:p>24.740602465407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4.7267496130498" calcext:value-type="float">
            <text:p>24.726749613049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4.7197328724897" calcext:value-type="float">
            <text:p>24.719732872489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4.7202013863458" calcext:value-type="float">
            <text:p>24.720201386345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4.7409535082998" calcext:value-type="float">
            <text:p>24.740953508299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4.7048938912612" calcext:value-type="float">
            <text:p>24.704893891261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.7128055432842" calcext:value-type="float">
            <text:p>24.71280554328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.7318232609135" calcext:value-type="float">
            <text:p>24.731823260913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4.71039876012" calcext:value-type="float">
            <text:p>24.710398760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4.7183478575972" calcext:value-type="float">
            <text:p>24.718347857597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4.7273984678869" calcext:value-type="float">
            <text:p>24.72739846788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.7202909156839" calcext:value-type="float">
            <text:p>24.720290915683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4.7111493641928" calcext:value-type="float">
            <text:p>24.711149364192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4.7237617768056" calcext:value-type="float">
            <text:p>24.723761776805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4.7510205487456" calcext:value-type="float">
            <text:p>24.751020548745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4.7248053296763" calcext:value-type="float">
            <text:p>24.724805329676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.7099411394144" calcext:value-type="float">
            <text:p>24.70994113941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4.7259772161587" calcext:value-type="float">
            <text:p>24.72597721615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4.7245498885116" calcext:value-type="float">
            <text:p>24.72454988851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.7370082054782" calcext:value-type="float">
            <text:p>24.737008205478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4.7309649173788" calcext:value-type="float">
            <text:p>24.730964917378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4.7342771156633" calcext:value-type="float">
            <text:p>24.73427711566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4.7272544025971" calcext:value-type="float">
            <text:p>24.72725440259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4.7134810764487" calcext:value-type="float">
            <text:p>24.713481076448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4.7249324728003" calcext:value-type="float">
            <text:p>24.724932472800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4.7324236897912" calcext:value-type="float">
            <text:p>24.73242368979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4.7203914063768" calcext:value-type="float">
            <text:p>24.720391406376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.7042377299086" calcext:value-type="float">
            <text:p>24.704237729908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.7277652841437" calcext:value-type="float">
            <text:p>24.72776528414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4.7310654396516" calcext:value-type="float">
            <text:p>24.73106543965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4.7345688805819" calcext:value-type="float">
            <text:p>24.73456888058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4.7187510450362" calcext:value-type="float">
            <text:p>24.71875104503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4.7195391512531" calcext:value-type="float">
            <text:p>24.719539151253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4.7229361487401" calcext:value-type="float">
            <text:p>24.72293614874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4.7091034565463" calcext:value-type="float">
            <text:p>24.709103456546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4.7272799005649" calcext:value-type="float">
            <text:p>24.727279900564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4.7138104146114" calcext:value-type="float">
            <text:p>24.71381041461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4.7355906557057" calcext:value-type="float">
            <text:p>24.73559065570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4.6947279114108" calcext:value-type="float">
            <text:p>24.694727911410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4.7360048754204" calcext:value-type="float">
            <text:p>24.736004875420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4.7268636560195" calcext:value-type="float">
            <text:p>24.726863656019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4.7115674192144" calcext:value-type="float">
            <text:p>24.711567419214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.7185419389201" calcext:value-type="float">
            <text:p>24.71854193892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4.7131485689473" calcext:value-type="float">
            <text:p>24.71314856894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4.7431329391791" calcext:value-type="float">
            <text:p>24.74313293917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4.7397677839932" calcext:value-type="float">
            <text:p>24.739767783993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4.7351785242597" calcext:value-type="float">
            <text:p>24.735178524259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.7072484036427" calcext:value-type="float">
            <text:p>24.70724840364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4.7156127108572" calcext:value-type="float">
            <text:p>24.715612710857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4.7127641740801" calcext:value-type="float">
            <text:p>24.71276417408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4.7203669619237" calcext:value-type="float">
            <text:p>24.720366961923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4.6959021825798" calcext:value-type="float">
            <text:p>24.695902182579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4.7291139340353" calcext:value-type="float">
            <text:p>24.729113934035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.7188865978784" calcext:value-type="float">
            <text:p>24.718886597878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4.7358644223656" calcext:value-type="float">
            <text:p>24.73586442236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4.7106498305945" calcext:value-type="float">
            <text:p>24.710649830594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4.7299387639453" calcext:value-type="float">
            <text:p>24.72993876394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4.7176085045586" calcext:value-type="float">
            <text:p>24.717608504558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4.7273248754846" calcext:value-type="float">
            <text:p>24.72732487548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4.7301676377568" calcext:value-type="float">
            <text:p>24.730167637756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.7412410967219" calcext:value-type="float">
            <text:p>24.741241096721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4.7153401611172" calcext:value-type="float">
            <text:p>24.715340161117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4.7268399765611" calcext:value-type="float">
            <text:p>24.72683997656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4.7011353881366" calcext:value-type="float">
            <text:p>24.701135388136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.705735692357" calcext:value-type="float">
            <text:p>24.7057356923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4.7156222993066" calcext:value-type="float">
            <text:p>24.715622299306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4.7153135353274" calcext:value-type="float">
            <text:p>24.71531353532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.7214574870144" calcext:value-type="float">
            <text:p>24.721457487014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.728096490442" calcext:value-type="float">
            <text:p>24.72809649044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.6955820985274" calcext:value-type="float">
            <text:p>24.695582098527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.7237626749401" calcext:value-type="float">
            <text:p>24.723762674940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.7036695648682" calcext:value-type="float">
            <text:p>24.703669564868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.7073220285733" calcext:value-type="float">
            <text:p>24.707322028573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.7201902167301" calcext:value-type="float">
            <text:p>24.72019021673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4.7179008930886" calcext:value-type="float">
            <text:p>24.717900893088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4.7158030921522" calcext:value-type="float">
            <text:p>24.715803092152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4.7022214638376" calcext:value-type="float">
            <text:p>24.702221463837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4.7381480081588" calcext:value-type="float">
            <text:p>24.738148008158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.7246889571041" calcext:value-type="float">
            <text:p>24.724688957104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4.7257590976868" calcext:value-type="float">
            <text:p>24.725759097686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4.7569883674062" calcext:value-type="float">
            <text:p>24.756988367406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4.7276065019808" calcext:value-type="float">
            <text:p>24.72760650198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.7146161306638" calcext:value-type="float">
            <text:p>24.714616130663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4.714376497499" calcext:value-type="float">
            <text:p>24.71437649749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.7156171718888" calcext:value-type="float">
            <text:p>24.715617171888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.7294011423779" calcext:value-type="float">
            <text:p>24.729401142377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4.7383983863572" calcext:value-type="float">
            <text:p>24.738398386357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.7342085321551" calcext:value-type="float">
            <text:p>24.73420853215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.7156120661467" calcext:value-type="float">
            <text:p>24.715612066146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4.7343416595916" calcext:value-type="float">
            <text:p>24.73434165959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.7267498637269" calcext:value-type="float">
            <text:p>24.726749863726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.7532676477278" calcext:value-type="float">
            <text:p>24.753267647727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.7372642650249" calcext:value-type="float">
            <text:p>24.737264265024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.7150687746663" calcext:value-type="float">
            <text:p>24.715068774666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.7312910227798" calcext:value-type="float">
            <text:p>24.731291022779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.7326965287204" calcext:value-type="float">
            <text:p>24.732696528720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4.7377542728121" calcext:value-type="float">
            <text:p>24.73775427281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.7252803266421" calcext:value-type="float">
            <text:p>24.72528032664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.7357522731681" calcext:value-type="float">
            <text:p>24.735752273168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4.7135618430717" calcext:value-type="float">
            <text:p>24.713561843071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4.7285383709208" calcext:value-type="float">
            <text:p>24.728538370920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4.7319827861881" calcext:value-type="float">
            <text:p>24.731982786188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.7436685676629" calcext:value-type="float">
            <text:p>24.74366856766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4.7296510106496" calcext:value-type="float">
            <text:p>24.729651010649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.7105162410965" calcext:value-type="float">
            <text:p>24.710516241096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4.7161118613328" calcext:value-type="float">
            <text:p>24.716111861332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.7366888436453" calcext:value-type="float">
            <text:p>24.736688843645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.731013595169" calcext:value-type="float">
            <text:p>24.73101359516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.72266033916" calcext:value-type="float">
            <text:p>24.722660339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4.7478953069225" calcext:value-type="float">
            <text:p>24.747895306922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.7379290868996" calcext:value-type="float">
            <text:p>24.737929086899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.7238580769171" calcext:value-type="float">
            <text:p>24.723858076917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.7121984297327" calcext:value-type="float">
            <text:p>24.71219842973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.7196680914972" calcext:value-type="float">
            <text:p>24.719668091497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.7298155539305" calcext:value-type="float">
            <text:p>24.729815553930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.7360710216442" calcext:value-type="float">
            <text:p>24.736071021644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.7058092789156" calcext:value-type="float">
            <text:p>24.705809278915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.7293575152407" calcext:value-type="float">
            <text:p>24.72935751524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.7285269917359" calcext:value-type="float">
            <text:p>24.72852699173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.7316415446638" calcext:value-type="float">
            <text:p>24.73164154466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.7243902901885" calcext:value-type="float">
            <text:p>24.724390290188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.7059317077613" calcext:value-type="float">
            <text:p>24.70593170776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.7501949213439" calcext:value-type="float">
            <text:p>24.750194921343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.7226439435721" calcext:value-type="float">
            <text:p>24.72264394357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.7176074532619" calcext:value-type="float">
            <text:p>24.717607453261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.7208977357671" calcext:value-type="float">
            <text:p>24.720897735767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.7442109223205" calcext:value-type="float">
            <text:p>24.74421092232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.7132949799246" calcext:value-type="float">
            <text:p>24.713294979924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.7258756823008" calcext:value-type="float">
            <text:p>24.725875682300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.7295386272358" calcext:value-type="float">
            <text:p>24.729538627235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.7534636096736" calcext:value-type="float">
            <text:p>24.75346360967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.7126880974014" calcext:value-type="float">
            <text:p>24.71268809740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.7231444921925" calcext:value-type="float">
            <text:p>24.72314449219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.7350967095865" calcext:value-type="float">
            <text:p>24.73509670958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.7212597606323" calcext:value-type="float">
            <text:p>24.721259760632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.7308642717934" calcext:value-type="float">
            <text:p>24.730864271793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.7194762587649" calcext:value-type="float">
            <text:p>24.719476258764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740314106179" calcext:value-type="float">
            <text:p>24.74031410617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.7267647140999" calcext:value-type="float">
            <text:p>24.726764714099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.7215366688824" calcext:value-type="float">
            <text:p>24.72153666888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.7169898843819" calcext:value-type="float">
            <text:p>24.716989884381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.7168301518814" calcext:value-type="float">
            <text:p>24.71683015188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.7436147283817" calcext:value-type="float">
            <text:p>24.743614728381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.7298685814067" calcext:value-type="float">
            <text:p>24.729868581406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4.7274780889974" calcext:value-type="float">
            <text:p>24.727478088997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.7179961037132" calcext:value-type="float">
            <text:p>24.71799610371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.7337283562361" calcext:value-type="float">
            <text:p>24.733728356236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.7467503732875" calcext:value-type="float">
            <text:p>24.746750373287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4.7377691675778" calcext:value-type="float">
            <text:p>24.737769167577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4.7408729611459" calcext:value-type="float">
            <text:p>24.74087296114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.7403139347706" calcext:value-type="float">
            <text:p>24.740313934770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4.7277922698562" calcext:value-type="float">
            <text:p>24.727792269856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.7317744897668" calcext:value-type="float">
            <text:p>24.731774489766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4.7266156629638" calcext:value-type="float">
            <text:p>24.726615662963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4.7423955998272" calcext:value-type="float">
            <text:p>24.742395599827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4.7161593387321" calcext:value-type="float">
            <text:p>24.71615933873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4.7471337348536" calcext:value-type="float">
            <text:p>24.74713373485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4.7208551773932" calcext:value-type="float">
            <text:p>24.7208551773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01:56:55.881751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23:28:13.540196835</meta:creation-date>
    <dc:date>2021-09-27T00:34:48.754462501</dc:date>
    <meta:editing-duration>PT1M28S</meta:editing-duration>
    <meta:editing-cycles>2</meta:editing-cycles>
    <meta:generator>LibreOffice/6.4.7.2$Linux_X86_64 LibreOffice_project/40$Build-2</meta:generator>
    <meta:document-statistic meta:table-count="1" meta:cell-count="15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34cm" svg:height="13.521cm" xlink:href=".." xlink:type="simple" chart:class="chart:scatter" chart:style-name="ch1">
        <chart:title svg:x="13.364cm" svg:y="0.406cm" chart:style-name="ch2">
          <text:p>BKNO3 Data</text:p>
        </chart:title>
        <chart:plot-area chart:style-name="ch3" table:cell-range-address="Sheet1.A2:Sheet1.B791" svg:x="0.875cm" svg:y="1.125cm" svg:width="27.968cm" svg:height="11.787cm">
          <chartooo:coordinate-region svg:x="1.787cm" svg:y="1.325cm" svg:width="26.776cm" svg:height="10.941cm"/>
          <chart:axis chart:dimension="x" chart:name="primary-x" chart:style-name="ch4">
            <chart:title svg:x="14.048cm" svg:y="12.961cm" chart:style-name="ch5">
              <text:p>Time (in s)</text:p>
            </chart:title>
            <chart:grid chart:style-name="ch6" chart:class="major"/>
          </chart:axis>
          <chart:axis chart:dimension="y" chart:name="primary-y" chart:style-name="ch4">
            <chart:title svg:x="0cm" svg:y="8.425cm" chart:style-name="ch7">
              <text:p>Temperature (in K)</text:p>
            </chart:title>
            <chart:grid chart:style-name="ch6" chart:class="major"/>
            <chart:grid chart:style-name="ch8" chart:class="minor"/>
          </chart:axis>
          <chart:series chart:style-name="ch9" chart:values-cell-range-address="Sheet1.B2:Sheet1.B791" chart:class="chart:scatter">
            <chart:domain table:cell-range-address="Sheet1.A2:Sheet1.A791"/>
            <chart:data-point chart:repeated="7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91</svg:desc>
                </draw:g>
              </table:table-cell>
              <table:table-cell office:value-type="float" office:value="24.1090140595871">
                <text:p>24.1090140595871</text:p>
                <draw:g>
                  <svg:desc>Sheet1.B2:Sheet1.B7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1158751284614">
                <text:p>24.1158751284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1023819108221">
                <text:p>24.1023819108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.1213065926117">
                <text:p>24.1213065926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1242812847369">
                <text:p>24.1242812847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1116153338586">
                <text:p>24.1116153338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0803325359435">
                <text:p>24.080332535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0942622445447">
                <text:p>24.0942622445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.1059325565839">
                <text:p>24.1059325565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042739983409">
                <text:p>24.1042739983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1091096804474">
                <text:p>24.1091096804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.0934840501217">
                <text:p>24.0934840501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1118866151517">
                <text:p>24.111886615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0920766474446">
                <text:p>24.0920766474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1074556603651">
                <text:p>24.1074556603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.1061771639904">
                <text:p>24.1061771639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0962389411667">
                <text:p>24.0962389411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.1100458888565">
                <text:p>24.1100458888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.1094010982044">
                <text:p>24.1094010982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.109118718842">
                <text:p>24.109118718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.0908871899435">
                <text:p>24.0908871899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.1166356187087">
                <text:p>24.1166356187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.0900289522009">
                <text:p>24.0900289522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.1112196763984">
                <text:p>24.1112196763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.1193969204467">
                <text:p>24.1193969204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.1063684282105">
                <text:p>24.1063684282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.1107173571871">
                <text:p>24.1107173571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4.103691620163">
                <text:p>24.103691620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.0849529899116">
                <text:p>24.0849529899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.1067887344529">
                <text:p>24.1067887344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.0909717628736">
                <text:p>24.090971762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.1009569032495">
                <text:p>24.100956903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0965213292038">
                <text:p>24.0965213292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.1031912824043">
                <text:p>24.1031912824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.1102170159889">
                <text:p>24.1102170159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.0875831174768">
                <text:p>24.0875831174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.1157240735558">
                <text:p>24.1157240735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.1145568310716">
                <text:p>24.1145568310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1000518739711">
                <text:p>24.1000518739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.1168757114659">
                <text:p>24.1168757114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4.117707223402">
                <text:p>24.117707223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4.1021418048048">
                <text:p>24.1021418048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4.1220736535619">
                <text:p>24.1220736535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.1305975018917">
                <text:p>24.1305975018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.1093965637884">
                <text:p>24.1093965637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4.1065018159828">
                <text:p>24.1065018159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4.1369025762093">
                <text:p>24.1369025762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4.1142523124479">
                <text:p>24.1142523124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4.1286456039429">
                <text:p>24.128645603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4.1207710491937">
                <text:p>24.1207710491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4.1054080482408">
                <text:p>24.1054080482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4.1082383865602">
                <text:p>24.1082383865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4.1024755424441">
                <text:p>24.1024755424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4.1007057476123">
                <text:p>24.1007057476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.1214158304165">
                <text:p>24.1214158304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4.1051946333292">
                <text:p>24.1051946333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4.1237567935221">
                <text:p>24.12375679352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4.1130850631409">
                <text:p>24.1130850631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.1019218318643">
                <text:p>24.101921831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.0985423024328">
                <text:p>24.0985423024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4.1153928838521">
                <text:p>24.1153928838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4.1466622852021">
                <text:p>24.1466622852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4.1121090897032">
                <text:p>24.1121090897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4.121037806736">
                <text:p>24.1210378067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4.1084784754278">
                <text:p>24.1084784754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4.1169069228643">
                <text:p>24.1169069228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4.1124227074994">
                <text:p>24.1124227074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4.1104928927501">
                <text:p>24.1104928927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4.1137500223319">
                <text:p>24.1137500223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4.1179362412414">
                <text:p>24.1179362412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.128794590703">
                <text:p>24.128794590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4.0998475247902">
                <text:p>24.0998475247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4.1097413910097">
                <text:p>24.109741391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4.1389435325877">
                <text:p>24.13894353258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4.133096485803">
                <text:p>24.133096485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4.0907362282484">
                <text:p>24.0907362282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4.128096476712">
                <text:p>24.128096476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4.1217580602149">
                <text:p>24.1217580602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.1195348428617">
                <text:p>24.1195348428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4.1079293266742">
                <text:p>24.10792932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4.1100348294732">
                <text:p>24.11003482947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.1180208127486">
                <text:p>24.1180208127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4.1068043511968">
                <text:p>24.1068043511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4.1044633167081">
                <text:p>24.10446331670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4.1177807277604">
                <text:p>24.1177807277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4.1294172378334">
                <text:p>24.12941723783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4.1034983943905">
                <text:p>24.1034983943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4.126378194207">
                <text:p>24.126378194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4.1249240200388">
                <text:p>24.12492402003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4.1025288958839">
                <text:p>24.10252889588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4.112887259695">
                <text:p>24.112887259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4.1300685054649">
                <text:p>24.1300685054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4.1152796901957">
                <text:p>24.11527969019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4.1079826798901">
                <text:p>24.1079826798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.1055772479682">
                <text:p>24.1055772479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4.0986848007629">
                <text:p>24.09868480076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4.1137058669237">
                <text:p>24.1137058669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4.1268518925241">
                <text:p>24.1268518925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4.1152419717847">
                <text:p>24.11524197178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4.1237815723998">
                <text:p>24.1237815723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4.1391881686296">
                <text:p>24.13918816862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4.1127253195608">
                <text:p>24.1127253195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4.1150175367167">
                <text:p>24.1150175367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4.1211472515807">
                <text:p>24.12114725158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4.126702882152">
                <text:p>24.126702882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4.1152622257234">
                <text:p>24.1152622257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4.1232857942505">
                <text:p>24.12328579425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4.1246553979752">
                <text:p>24.1246553979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4.1255292290361">
                <text:p>24.1255292290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4.1166695594903">
                <text:p>24.11666955949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4.1162694496429">
                <text:p>24.1162694496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4.137885755941">
                <text:p>24.137885755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4.1006615641538">
                <text:p>24.10066156415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4.1278747321375">
                <text:p>24.1278747321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.103859011813">
                <text:p>24.1038590118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.135578003033">
                <text:p>24.135578003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4.1206358208098">
                <text:p>24.12063582080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.1126719699319">
                <text:p>24.11267196993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.128365887943">
                <text:p>24.1283658879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.1447509922606">
                <text:p>24.14475099226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.1142660348275">
                <text:p>24.1142660348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4.1195265412669">
                <text:p>24.1195265412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.1414407293315">
                <text:p>24.14144072933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4.1122985243488">
                <text:p>24.1122985243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.1282307722971">
                <text:p>24.12823077229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4.1094240964026">
                <text:p>24.1094240964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4.1091306860605">
                <text:p>24.1091306860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4.1356719539112">
                <text:p>24.1356719539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.1129886867265">
                <text:p>24.1129886867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4.1267261589829">
                <text:p>24.12672615898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4.1243492794044">
                <text:p>24.1243492794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4.1089643298829">
                <text:p>24.10896432988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.1286025576508">
                <text:p>24.1286025576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.1456341467262">
                <text:p>24.1456341467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.1131173473128">
                <text:p>24.1131173473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.1373019856892">
                <text:p>24.1373019856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4.1371215746686">
                <text:p>24.13712157466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4.1315128464924">
                <text:p>24.1315128464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4.1370729302636">
                <text:p>24.13707293026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.1201963607452">
                <text:p>24.1201963607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4.1334692379527">
                <text:p>24.13346923795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4.1241829756746">
                <text:p>24.1241829756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4.1120394807743">
                <text:p>24.11203948077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4.1223865725406">
                <text:p>24.1223865725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4.1221198629559">
                <text:p>24.12211986295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4.1183356163228">
                <text:p>24.1183356163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4.127691030387">
                <text:p>24.1276910303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4.1094444382467">
                <text:p>24.10944443824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4.1272062429525">
                <text:p>24.1272062429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.1260436889785">
                <text:p>24.1260436889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4.1163587841217">
                <text:p>24.1163587841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4.1212412614253">
                <text:p>24.12124126142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4.122701921102">
                <text:p>24.122701921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4.1339179456418">
                <text:p>24.1339179456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4.123586785765">
                <text:p>24.1235867857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4.143524089388">
                <text:p>24.1435240893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4.1202826932201">
                <text:p>24.12028269322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4.1347934614373">
                <text:p>24.1347934614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4.1209651833074">
                <text:p>24.1209651833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.1428259645301">
                <text:p>24.1428259645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4.1236041113514">
                <text:p>24.12360411135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.1223301639376">
                <text:p>24.12233016393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4.14505540996">
                <text:p>24.14505540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4.129533117634">
                <text:p>24.1295331176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4.1083745192803">
                <text:p>24.1083745192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4.1416320826632">
                <text:p>24.14163208266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.1469096962595">
                <text:p>24.14690969625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4.1385241683525">
                <text:p>24.1385241683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4.1418831428107">
                <text:p>24.14188314281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4.138359480632">
                <text:p>24.138359480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4.1537168238742">
                <text:p>24.15371682387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4.1354805832677">
                <text:p>24.1354805832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4.1224432496981">
                <text:p>24.1224432496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4.1353269179846">
                <text:p>24.1353269179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4.1347511337406">
                <text:p>24.13475113374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4.1159650257886">
                <text:p>24.11596502578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4.1244999849287">
                <text:p>24.12449998492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4.1489240257027">
                <text:p>24.1489240257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4.148881689901">
                <text:p>24.1488816899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4.1408005977576">
                <text:p>24.14080059775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4.1350161606792">
                <text:p>24.13501616067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4.1423615528708">
                <text:p>24.14236155287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4.1478791823403">
                <text:p>24.14787918234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4.1499468670403">
                <text:p>24.14994686704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4.1452560678541">
                <text:p>24.1452560678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4.1428729885664">
                <text:p>24.14287298856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4.1345470680624">
                <text:p>24.1345470680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4.1338912741421">
                <text:p>24.1338912741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4.1078190198347">
                <text:p>24.1078190198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4.1353518954045">
                <text:p>24.1353518954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4.1414453802075">
                <text:p>24.14144538020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4.1175950869022">
                <text:p>24.11759508690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4.1264170857181">
                <text:p>24.12641708571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4.1253941719854">
                <text:p>24.12539417198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4.1427819919593">
                <text:p>24.14278199195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4.122359901509">
                <text:p>24.1223599015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4.1283734992947">
                <text:p>24.12837349929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4.141539472882">
                <text:p>24.1415394728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4.1234110725733">
                <text:p>24.1234110725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4.1291203007267">
                <text:p>24.1291203007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4.116725895777">
                <text:p>24.116725895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4.1452717469768">
                <text:p>24.1452717469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4.1511234820968">
                <text:p>24.1511234820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4.1220884727169">
                <text:p>24.12208847271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4.12227517349">
                <text:p>24.122275173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4.1248293766409">
                <text:p>24.12482937664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4.1443445734249">
                <text:p>24.1443445734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4.1433577578524">
                <text:p>24.1433577578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4.1344027192692">
                <text:p>24.1344027192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4.1306656461007">
                <text:p>24.1306656461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4.1484596200233">
                <text:p>24.1484596200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4.1470523807266">
                <text:p>24.1470523807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4.123688790877">
                <text:p>24.1236887908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4.1238644985013">
                <text:p>24.12386449850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4.1291846401868">
                <text:p>24.1291846401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4.1294026973524">
                <text:p>24.12940269735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4.1299361319395">
                <text:p>24.12993613193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4.1232887058563">
                <text:p>24.12328870585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4.1378997273018">
                <text:p>24.1378997273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.1448403273104">
                <text:p>24.1448403273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4.1220947706179">
                <text:p>24.12209477061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4.1327553975357">
                <text:p>24.13275539753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4.1247540502304">
                <text:p>24.1247540502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.1310547294511">
                <text:p>24.1310547294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4.1179308357527">
                <text:p>24.11793083575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4.1588686650814">
                <text:p>24.15886866508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4.1175245036814">
                <text:p>24.1175245036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4.1608202301238">
                <text:p>24.16082023012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4.1162458030983">
                <text:p>24.11624580309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4.1104549322936">
                <text:p>24.1104549322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4.1346350220723">
                <text:p>24.13463502207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4.1293949663053">
                <text:p>24.12939496630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4.141548966487">
                <text:p>24.1415489664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4.1324824364745">
                <text:p>24.13248243647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4.1621035351817">
                <text:p>24.16210353518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4.1648645843484">
                <text:p>24.164864584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4.1481380350683">
                <text:p>24.14813803506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4.1597362933658">
                <text:p>24.15973629336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.1653336469368">
                <text:p>24.16533364693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.1719476230945">
                <text:p>24.17194762309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4.1915204114374">
                <text:p>24.19152041143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.1914561247869">
                <text:p>24.19145612478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.183722435916">
                <text:p>24.1837224359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4.2142202805401">
                <text:p>24.21422028054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4.2169872613881">
                <text:p>24.21698726138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.2235000416827">
                <text:p>24.2235000416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.2386036423082">
                <text:p>24.2386036423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.2363386812273">
                <text:p>24.2363386812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.2625324907082">
                <text:p>24.2625324907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.2511485776636">
                <text:p>24.25114857766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.2768992721541">
                <text:p>24.27689927215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.2534448827611">
                <text:p>24.25344488276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.2888205272894">
                <text:p>24.2888205272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.3019977513505">
                <text:p>24.3019977513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4.310700235311">
                <text:p>24.3107002353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4.3015084019407">
                <text:p>24.30150840194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4.3090002114261">
                <text:p>24.30900021142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4.3375078100463">
                <text:p>24.33750781004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4.3043643085383">
                <text:p>24.30436430853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.3313902418311">
                <text:p>24.33139024183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4.3429635591904">
                <text:p>24.34296355919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4.3500658160533">
                <text:p>24.35006581605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4.3493522844236">
                <text:p>24.34935228442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4.3422280888816">
                <text:p>24.34222808888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4.3510192744498">
                <text:p>24.35101927444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4.3668604779967">
                <text:p>24.36686047799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4.387505684874">
                <text:p>24.3875056848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4.3695246745626">
                <text:p>24.36952467456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4.3725072282721">
                <text:p>24.3725072282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4.3955496924659">
                <text:p>24.39554969246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4.3942874125424">
                <text:p>24.39428741254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4.3949537937482">
                <text:p>24.39495379374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4.4013308542517">
                <text:p>24.40133085425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4.4105145608559">
                <text:p>24.41051456085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4.408330378029">
                <text:p>24.4083303780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4.4185425147921">
                <text:p>24.41854251479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4.4209398722104">
                <text:p>24.4209398722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4.4262348049365">
                <text:p>24.42623480493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4.476138628839">
                <text:p>24.4761386288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4.4220736703744">
                <text:p>24.42207367037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4.4552573940387">
                <text:p>24.4552573940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4.431529694466">
                <text:p>24.4315296944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4.4456624928775">
                <text:p>24.44566249287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4.4489330722775">
                <text:p>24.44893307227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4.4697673702223">
                <text:p>24.4697673702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4.4566261455889">
                <text:p>24.45662614558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4.4673969102317">
                <text:p>24.46739691023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4.475770370338">
                <text:p>24.4757703703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4.4616917685602">
                <text:p>24.4616917685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4.4742260373787">
                <text:p>24.47422603737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4.4918095460063">
                <text:p>24.49180954600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4.4606900218808">
                <text:p>24.46069002188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4.4869137715802">
                <text:p>24.48691377158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4.4787646094276">
                <text:p>24.47876460942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4.4791848839051">
                <text:p>24.47918488390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4.4858819254346">
                <text:p>24.4858819254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4.4893216898486">
                <text:p>24.48932168984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4.4928112418163">
                <text:p>24.4928112418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4.5131845383182">
                <text:p>24.51318453831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4.5188685452089">
                <text:p>24.51886854520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4.4999064885417">
                <text:p>24.49990648854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4.4921402456106">
                <text:p>24.4921402456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4.5269213192637">
                <text:p>24.5269213192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4.5253457655821">
                <text:p>24.52534576558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4.5228846997607">
                <text:p>24.52288469976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4.5206853284967">
                <text:p>24.52068532849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4.5086538378269">
                <text:p>24.50865383782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4.5359503027799">
                <text:p>24.53595030277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4.5058728861734">
                <text:p>24.50587288617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4.5369833347065">
                <text:p>24.5369833347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4.5208295152319">
                <text:p>24.5208295152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4.5309968528596">
                <text:p>24.5309968528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4.5220757582535">
                <text:p>24.52207575825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4.5451704600948">
                <text:p>24.5451704600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4.5472693469287">
                <text:p>24.54726934692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4.5351194982065">
                <text:p>24.5351194982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4.5234081653855">
                <text:p>24.5234081653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4.537058526246">
                <text:p>24.5370585262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4.5570896899103">
                <text:p>24.55708968991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4.5514655593675">
                <text:p>24.55146555936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4.5351947021635">
                <text:p>24.5351947021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4.5437016990375">
                <text:p>24.5437016990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4.541969584989">
                <text:p>24.5419695849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4.5579533515622">
                <text:p>24.55795335156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4.5659160541021">
                <text:p>24.56591605410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4.6011979315999">
                <text:p>24.60119793159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4.5796827162017">
                <text:p>24.57968271620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4.5618376179363">
                <text:p>24.56183761793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4.5891262914457">
                <text:p>24.58912629144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4.5752909841248">
                <text:p>24.5752909841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4.5727345071558">
                <text:p>24.57273450715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4.5858990729755">
                <text:p>24.58589907297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4.5798396748481">
                <text:p>24.5798396748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4.5654444789375">
                <text:p>24.565444478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4.5836954720583">
                <text:p>24.58369547205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4.575408595205">
                <text:p>24.5754085952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4.5919289102505">
                <text:p>24.59192891025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4.5924931176673">
                <text:p>24.59249311766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4.5965509711728">
                <text:p>24.5965509711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4.589745593003">
                <text:p>24.5897455930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4.5817942258926">
                <text:p>24.58179422589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4.599389424875">
                <text:p>24.599389424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4.5801328106599">
                <text:p>24.5801328106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4.595826880254">
                <text:p>24.5958268802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4.5812722781614">
                <text:p>24.58127227816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4.5979568763949">
                <text:p>24.59795687639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4.5988078155194">
                <text:p>24.5988078155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4.5844508450254">
                <text:p>24.5844508450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4.583715720735">
                <text:p>24.5837157207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4.5942124038161">
                <text:p>24.59421240381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4.6039314794404">
                <text:p>24.60393147944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4.5933127865668">
                <text:p>24.59331278656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4.5924288027892">
                <text:p>24.59242880278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4.5946764243935">
                <text:p>24.59467642439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4.6058923508258">
                <text:p>24.6058923508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4.6116472728912">
                <text:p>24.61164727289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4.5785936084082">
                <text:p>24.57859360840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4.6262450061679">
                <text:p>24.62624500616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4.6108763045223">
                <text:p>24.6108763045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4.6012216814365">
                <text:p>24.60122168143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4.6229757803277">
                <text:p>24.62297578032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4.6085864848572">
                <text:p>24.60858648485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4.5971905176595">
                <text:p>24.5971905176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4.6088152853881">
                <text:p>24.60881528538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4.620999343792">
                <text:p>24.6209993437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4.636676438502">
                <text:p>24.63667643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4.6444872492686">
                <text:p>24.64448724926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4.6260677167869">
                <text:p>24.62606771678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4.6139278476372">
                <text:p>24.61392784763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4.6183411470972">
                <text:p>24.61834114709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4.6247841186289">
                <text:p>24.62478411862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4.6189053389768">
                <text:p>24.61890533897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4.6078137254335">
                <text:p>24.60781372543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4.6265050494682">
                <text:p>24.62650504946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4.6389597254129">
                <text:p>24.63895972541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4.6044470308037">
                <text:p>24.60444703080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4.6331500529653">
                <text:p>24.63315005296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4.6488643911582">
                <text:p>24.64886439115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4.6128243265812">
                <text:p>24.61282432658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4.6388108657544">
                <text:p>24.63881086575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4.629844994778">
                <text:p>24.6298449947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4.6433589430658">
                <text:p>24.64335894306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4.6303402437439">
                <text:p>24.63034024374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4.6398876891086">
                <text:p>24.63988768910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4.6374804027079">
                <text:p>24.63748040270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4.6329276547012">
                <text:p>24.63292765470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4.6642805409519">
                <text:p>24.66428054095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4.6094970846324">
                <text:p>24.60949708463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4.6228848103432">
                <text:p>24.62288481034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4.6245084081279">
                <text:p>24.62450840812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4.6496747489379">
                <text:p>24.64967474893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4.6269736554089">
                <text:p>24.62697365540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4.6294342778015">
                <text:p>24.62943427780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4.6551424526016">
                <text:p>24.65514245260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4.6480870879414">
                <text:p>24.64808708794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4.6491464661133">
                <text:p>24.64914646611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4.6466859592371">
                <text:p>24.64668595923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4.661489349182">
                <text:p>24.6614893491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4.6449668502097">
                <text:p>24.64496685020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4.6515206586239">
                <text:p>24.65152065862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4.637489650684">
                <text:p>24.6374896506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4.6603326998166">
                <text:p>24.66033269981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4.6450826941088">
                <text:p>24.64508269410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4.6408277498108">
                <text:p>24.64082774981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4.6474945648859">
                <text:p>24.64749456488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4.6561092185691">
                <text:p>24.65610921856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4.6599267710441">
                <text:p>24.65992677104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4.654288190937">
                <text:p>24.6542881909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4.6404751020075">
                <text:p>24.64047510200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4.6508373054463">
                <text:p>24.65083730544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4.6728115912756">
                <text:p>24.67281159127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4.6684613287871">
                <text:p>24.6684613287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4.6501712687071">
                <text:p>24.65017126870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4.6518904852973">
                <text:p>24.65189048529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4.6490100175466">
                <text:p>24.64901001754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4.6472579326637">
                <text:p>24.64725793266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4.6579663096115">
                <text:p>24.65796630961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4.642529720828">
                <text:p>24.6425297208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4.6579444167407">
                <text:p>24.6579444167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4.6602292585403">
                <text:p>24.66022925854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4.6551220198395">
                <text:p>24.65512201983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4.6646219253777">
                <text:p>24.66462192537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4.66752894088">
                <text:p>24.667528940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4.6724919150517">
                <text:p>24.6724919150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4.6668738996218">
                <text:p>24.66687389962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4.6858026490927">
                <text:p>24.68580264909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4.6606226612451">
                <text:p>24.66062266124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4.6721456017786">
                <text:p>24.67214560177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4.6537224744082">
                <text:p>24.65372247440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4.647864475077">
                <text:p>24.6478644750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4.6765961984843">
                <text:p>24.67659619848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4.6618794801288">
                <text:p>24.66187948012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4.6602230701476">
                <text:p>24.66022307014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4.6574382640929">
                <text:p>24.6574382640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4.6691149397982">
                <text:p>24.66911493979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4.681979103807">
                <text:p>24.6819791038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4.6622401326664">
                <text:p>24.66224013266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4.6560905940659">
                <text:p>24.65609059406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4.6347111223845">
                <text:p>24.63471112238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4.6681716890883">
                <text:p>24.66817168908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4.6791241105949">
                <text:p>24.67912411059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4.6602060170238">
                <text:p>24.66020601702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4.668720166604">
                <text:p>24.6687201666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4.6712700012988">
                <text:p>24.67127000129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4.656318160861">
                <text:p>24.6563181608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4.6575216858497">
                <text:p>24.6575216858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4.6660564873776">
                <text:p>24.66605648737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4.6579260937095">
                <text:p>24.65792609370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4.6785695872577">
                <text:p>24.67856958725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4.6658542809348">
                <text:p>24.66585428093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4.6548749012609">
                <text:p>24.65487490126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4.6463072326728">
                <text:p>24.64630723267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4.6516323705202">
                <text:p>24.65163237052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4.6575798147084">
                <text:p>24.65757981470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4.6620742328901">
                <text:p>24.66207423289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4.6747037047842">
                <text:p>24.67470370478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4.6705617095713">
                <text:p>24.67056170957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4.6807791769843">
                <text:p>24.68077917698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4.6629847371082">
                <text:p>24.66298473710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4.6823180103717">
                <text:p>24.68231801037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4.6752630567498">
                <text:p>24.67526305674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4.6830638135205">
                <text:p>24.68306381352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4.6804813312173">
                <text:p>24.68048133121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4.686332758571">
                <text:p>24.6863327585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4.6773079949375">
                <text:p>24.677307994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4.6808227756833">
                <text:p>24.68082277568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4.6780368742966">
                <text:p>24.6780368742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4.6813603293458">
                <text:p>24.68136032934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4.6717337331699">
                <text:p>24.67173373316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4.6883461931438">
                <text:p>24.68834619314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4.6854550045113">
                <text:p>24.68545500451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4.6700616740643">
                <text:p>24.67006167406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4.6810031558967">
                <text:p>24.68100315589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4.6730001693351">
                <text:p>24.67300016933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4.6826691334097">
                <text:p>24.68266913340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4.6931320895444">
                <text:p>24.69313208954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4.6689114495606">
                <text:p>24.66891144956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4.6831752049539">
                <text:p>24.68317520495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4.6825310956884">
                <text:p>24.68253109568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4.6702203010772">
                <text:p>24.67022030107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4.7086360453596">
                <text:p>24.70863604535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4.6693788391073">
                <text:p>24.66937883910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4.6674513089297">
                <text:p>24.66745130892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4.6655140398798">
                <text:p>24.66551403987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4.6907676022095">
                <text:p>24.69076760220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4.6813058692887">
                <text:p>24.6813058692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4.6859489769107">
                <text:p>24.68594897691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4.6831752049539">
                <text:p>24.68317520495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4.690107755694">
                <text:p>24.690107755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4.6697359845232">
                <text:p>24.66973598452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4.6720206683998">
                <text:p>24.6720206683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4.6852043713203">
                <text:p>24.68520437132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4.6841764676003">
                <text:p>24.6841764676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4.6966624788933">
                <text:p>24.69666247889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4.6899431017823">
                <text:p>24.68994310178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4.6820577043482">
                <text:p>24.68205770434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4.6915775507917">
                <text:p>24.69157755079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4.6971576511235">
                <text:p>24.69715765112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4.6860349226667">
                <text:p>24.686034922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4.6906780044062">
                <text:p>24.69067800440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4.7019277336241">
                <text:p>24.70192773362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4.683308382649">
                <text:p>24.6833083826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4.7175645713991">
                <text:p>24.7175645713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4.701501579469">
                <text:p>24.7015015794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4.6837079181663">
                <text:p>24.68370791816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4.6697202363057">
                <text:p>24.66972023630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4.6977956905408">
                <text:p>24.69779569054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4.7180694696965">
                <text:p>24.71806946969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4.6934989461098">
                <text:p>24.69349894610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4.694094664463">
                <text:p>24.6940946644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4.7022195675276">
                <text:p>24.70221956752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4.7155138251974">
                <text:p>24.71551382519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4.7001215067301">
                <text:p>24.70012150673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4.6866246088859">
                <text:p>24.68662460888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4.6984338016367">
                <text:p>24.69843380163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4.6899468270532">
                <text:p>24.68994682705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4.6919008982266">
                <text:p>24.69190089822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4.6811726945733">
                <text:p>24.68117269457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4.7181917651666">
                <text:p>24.71819176516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4.7099182056069">
                <text:p>24.70991820560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4.6900582778057">
                <text:p>24.69005827780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4.7028103974232">
                <text:p>24.70281039742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4.7048383715476">
                <text:p>24.70483837154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4.6841911018107">
                <text:p>24.68419110181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4.6906333535778">
                <text:p>24.69063335357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4.6906708444613">
                <text:p>24.69067084446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4.7033963300104">
                <text:p>24.70339633001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4.684415040896">
                <text:p>24.6844150408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4.6944191719593">
                <text:p>24.69441917195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4.6884346594685">
                <text:p>24.68843465946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4.6981516996891">
                <text:p>24.69815169968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4.7096518786655">
                <text:p>24.70965187866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4.7110199564109">
                <text:p>24.71101995641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4.7222160350093">
                <text:p>24.72221603500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4.6901539588745">
                <text:p>24.69015395887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4.686789318901">
                <text:p>24.6867893189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4.7151991563181">
                <text:p>24.71519915631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4.6953819137233">
                <text:p>24.69538191372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4.697171210547">
                <text:p>24.6971712105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4.697522379466">
                <text:p>24.6975223794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4.7218964651805">
                <text:p>24.72189646518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4.6899300528822">
                <text:p>24.68993005288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4.6997693647644">
                <text:p>24.69976936476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4.7024257350111">
                <text:p>24.70242573501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4.6993008307307">
                <text:p>24.69930083073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4.6919689761478">
                <text:p>24.69196897614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4.6977137688129">
                <text:p>24.69771376881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4.7045129038468">
                <text:p>24.70451290384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4.7021436213086">
                <text:p>24.70214362130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4.7063445866108">
                <text:p>24.70634458661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4.6839987450359">
                <text:p>24.68399874503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4.7007172745629">
                <text:p>24.70071727456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4.7152731526928">
                <text:p>24.71527315269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4.6906382885992">
                <text:p>24.6906382885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4.7050405794354">
                <text:p>24.70504057943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4.7142512703552">
                <text:p>24.71425127035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4.7185428920406">
                <text:p>24.71854289204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4.7044872259611">
                <text:p>24.70448722596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4.7067391151089">
                <text:p>24.70673911510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4.7048709484259">
                <text:p>24.7048709484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4.6971130094052">
                <text:p>24.69711300940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4.7122233231518">
                <text:p>24.71222332315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4.6952122271351">
                <text:p>24.69521222713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4.7165889316607">
                <text:p>24.71658893166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4.7149752584634">
                <text:p>24.71497525846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4.7109509187042">
                <text:p>24.71095091870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4.7093214321684">
                <text:p>24.70932143216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4.7008721421862">
                <text:p>24.70087214218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4.7026663710987">
                <text:p>24.70266637109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4.7099339747665">
                <text:p>24.70993397476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4.6794414601587">
                <text:p>24.67944146015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4.703965431398">
                <text:p>24.7039654313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4.7117015367784">
                <text:p>24.71170153677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4.7120368973834">
                <text:p>24.71203689738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4.7171906079518">
                <text:p>24.71719060795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4.7078044115199">
                <text:p>24.70780441151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4.6988382100375">
                <text:p>24.6988382100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4.6967510040553">
                <text:p>24.69675100405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4.7116749044832">
                <text:p>24.71167490448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4.714630052789">
                <text:p>24.7146300527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4.7165198942333">
                <text:p>24.7165198942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4.7322253092256">
                <text:p>24.73222530922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4.6985186166002">
                <text:p>24.69851861660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4.7155453688632">
                <text:p>24.71554536886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4.6949735865238">
                <text:p>24.69497358652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4.7163601017972">
                <text:p>24.71636010179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4.7118564320318">
                <text:p>24.71185643203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4.7004786059467">
                <text:p>24.70047860594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4.7049242147171">
                <text:p>24.70492421471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4.7037474580958">
                <text:p>24.70374745809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4.7255390301445">
                <text:p>24.72553903014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4.7090404153151">
                <text:p>24.70904041531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4.7165041255935">
                <text:p>24.71650412559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4.716301933392">
                <text:p>24.7163019333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4.6976141315817">
                <text:p>24.69761413158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4.7035137405714">
                <text:p>24.70351374057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4.7074484025497">
                <text:p>24.70744840254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4.7214023330189">
                <text:p>24.72140233301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4.7010754294648">
                <text:p>24.70107542946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4.7117765330432">
                <text:p>24.7117765330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4.71074872148">
                <text:p>24.710748721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4.7264178951229">
                <text:p>24.72641789512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4.7195500286808">
                <text:p>24.71955002868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4.7170319008066">
                <text:p>24.71703190080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4.717085167574">
                <text:p>24.7170851675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4.7145936628939">
                <text:p>24.71459366289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4.7005960156715">
                <text:p>24.70059601567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4.6984821741522">
                <text:p>24.69848217415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4.6926417692782">
                <text:p>24.69264176927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4.6990414899003">
                <text:p>24.69904148990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4.7075174242983">
                <text:p>24.70751742429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4.721142000467">
                <text:p>24.7211420004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4.7284892320828">
                <text:p>24.72848923208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4.6882058185746">
                <text:p>24.68820581857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4.7059362865704">
                <text:p>24.70593628657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4.6957351024858">
                <text:p>24.69573510248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4.71581765515">
                <text:p>24.715817655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4.7016021062491">
                <text:p>24.70160210624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4.7201734831722">
                <text:p>24.72017348317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4.7065379830114">
                <text:p>24.70653798301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4.7209822023633">
                <text:p>24.72098220236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4.7137256386454">
                <text:p>24.71372563864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4.7170270460061">
                <text:p>24.71702704600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4.7143805933944">
                <text:p>24.71438059339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4.7215899182346">
                <text:p>24.72158991823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4.7136191046336">
                <text:p>24.71361910463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4.7416132533605">
                <text:p>24.74161325336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4.7346923480706">
                <text:p>24.73469234807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4.7099835059193">
                <text:p>24.70998350591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4.7264832677538">
                <text:p>24.72648326775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4.726068029083">
                <text:p>24.7260680290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4.7320944138494">
                <text:p>24.7320944138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4.7406024654076">
                <text:p>24.74060246540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4.7267496130498">
                <text:p>24.72674961304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4.7197328724897">
                <text:p>24.71973287248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4.7202013863458">
                <text:p>24.72020138634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4.7409535082998">
                <text:p>24.74095350829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4.7048938912612">
                <text:p>24.70489389126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4.7128055432842">
                <text:p>24.71280554328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4.7318232609135">
                <text:p>24.73182326091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4.71039876012">
                <text:p>24.710398760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4.7183478575972">
                <text:p>24.71834785759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4.7273984678869">
                <text:p>24.72739846788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4.7202909156839">
                <text:p>24.72029091568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4.7111493641928">
                <text:p>24.71114936419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4.7237617768056">
                <text:p>24.72376177680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4.7510205487456">
                <text:p>24.75102054874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4.7248053296763">
                <text:p>24.72480532967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4.7099411394144">
                <text:p>24.70994113941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4.7259772161587">
                <text:p>24.72597721615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4.7245498885116">
                <text:p>24.72454988851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4.7370082054782">
                <text:p>24.73700820547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4.7309649173788">
                <text:p>24.73096491737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4.7342771156633">
                <text:p>24.73427711566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4.7272544025971">
                <text:p>24.72725440259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4.7134810764487">
                <text:p>24.71348107644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4.7249324728003">
                <text:p>24.72493247280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4.7324236897912">
                <text:p>24.73242368979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4.7203914063768">
                <text:p>24.72039140637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4.7042377299086">
                <text:p>24.70423772990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4.7277652841437">
                <text:p>24.72776528414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4.7310654396516">
                <text:p>24.73106543965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4.7345688805819">
                <text:p>24.73456888058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4.7187510450362">
                <text:p>24.71875104503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4.7195391512531">
                <text:p>24.71953915125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4.7229361487401">
                <text:p>24.72293614874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4.7091034565463">
                <text:p>24.70910345654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4.7272799005649">
                <text:p>24.72727990056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4.7138104146114">
                <text:p>24.71381041461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4.7355906557057">
                <text:p>24.73559065570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4.6947279114108">
                <text:p>24.69472791141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4.7360048754204">
                <text:p>24.73600487542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4.7268636560195">
                <text:p>24.72686365601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4.7115674192144">
                <text:p>24.71156741921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4.7185419389201">
                <text:p>24.71854193892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4.7131485689473">
                <text:p>24.71314856894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4.7431329391791">
                <text:p>24.74313293917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4.7397677839932">
                <text:p>24.73976778399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4.7351785242597">
                <text:p>24.73517852425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4.7072484036427">
                <text:p>24.70724840364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4.7156127108572">
                <text:p>24.71561271085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4.7127641740801">
                <text:p>24.71276417408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4.7203669619237">
                <text:p>24.72036696192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4.6959021825798">
                <text:p>24.69590218257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4.7291139340353">
                <text:p>24.72911393403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4.7188865978784">
                <text:p>24.71888659787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4.7358644223656">
                <text:p>24.73586442236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4.7106498305945">
                <text:p>24.710649830594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4.7299387639453">
                <text:p>24.72993876394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4.7176085045586">
                <text:p>24.71760850455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4.7273248754846">
                <text:p>24.72732487548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4.7301676377568">
                <text:p>24.73016763775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4.7412410967219">
                <text:p>24.74124109672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4.7153401611172">
                <text:p>24.71534016111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4.7268399765611">
                <text:p>24.72683997656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4.7011353881366">
                <text:p>24.70113538813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4.705735692357">
                <text:p>24.7057356923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4.7156222993066">
                <text:p>24.71562229930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4.7153135353274">
                <text:p>24.71531353532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4.7214574870144">
                <text:p>24.72145748701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4.728096490442">
                <text:p>24.7280964904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4.6955820985274">
                <text:p>24.69558209852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4.7237626749401">
                <text:p>24.72376267494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4.7036695648682">
                <text:p>24.70366956486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4.7073220285733">
                <text:p>24.70732202857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4.7201902167301">
                <text:p>24.72019021673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4.7179008930886">
                <text:p>24.71790089308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4.7158030921522">
                <text:p>24.71580309215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4.7022214638376">
                <text:p>24.70222146383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4.7381480081588">
                <text:p>24.73814800815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4.7246889571041">
                <text:p>24.72468895710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4.7257590976868">
                <text:p>24.72575909768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4.7569883674062">
                <text:p>24.75698836740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4.7276065019808">
                <text:p>24.72760650198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4.7146161306638">
                <text:p>24.71461613066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4.714376497499">
                <text:p>24.7143764974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4.7156171718888">
                <text:p>24.71561717188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4.7294011423779">
                <text:p>24.72940114237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4.7383983863572">
                <text:p>24.73839838635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4.7342085321551">
                <text:p>24.73420853215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4.7156120661467">
                <text:p>24.71561206614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4.7343416595916">
                <text:p>24.73434165959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4.7267498637269">
                <text:p>24.72674986372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4.7532676477278">
                <text:p>24.75326764772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4.7372642650249">
                <text:p>24.73726426502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4.7150687746663">
                <text:p>24.71506877466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4.7312910227798">
                <text:p>24.73129102277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4.7326965287204">
                <text:p>24.73269652872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4.7377542728121">
                <text:p>24.73775427281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4.7252803266421">
                <text:p>24.72528032664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4.7357522731681">
                <text:p>24.73575227316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4.7135618430717">
                <text:p>24.71356184307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4.7285383709208">
                <text:p>24.72853837092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4.7319827861881">
                <text:p>24.73198278618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4.7436685676629">
                <text:p>24.74366856766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4.7296510106496">
                <text:p>24.72965101064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4.7105162410965">
                <text:p>24.71051624109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4.7161118613328">
                <text:p>24.71611186133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4.7366888436453">
                <text:p>24.73668884364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4.731013595169">
                <text:p>24.7310135951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4.72266033916">
                <text:p>24.722660339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4.7478953069225">
                <text:p>24.74789530692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4.7379290868996">
                <text:p>24.73792908689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4.7238580769171">
                <text:p>24.72385807691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4.7121984297327">
                <text:p>24.71219842973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4.7196680914972">
                <text:p>24.71966809149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4.7298155539305">
                <text:p>24.72981555393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4.7360710216442">
                <text:p>24.73607102164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4.7058092789156">
                <text:p>24.70580927891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4.7293575152407">
                <text:p>24.72935751524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4.7285269917359">
                <text:p>24.72852699173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4.7316415446638">
                <text:p>24.73164154466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4.7243902901885">
                <text:p>24.724390290188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4.7059317077613">
                <text:p>24.70593170776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4.7501949213439">
                <text:p>24.750194921343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4.7226439435721">
                <text:p>24.72264394357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4.7176074532619">
                <text:p>24.71760745326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4.7208977357671">
                <text:p>24.72089773576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4.7442109223205">
                <text:p>24.74421092232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4.7132949799246">
                <text:p>24.71329497992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4.7258756823008">
                <text:p>24.72587568230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4.7295386272358">
                <text:p>24.72953862723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4.7534636096736">
                <text:p>24.75346360967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4.7126880974014">
                <text:p>24.71268809740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4.7231444921925">
                <text:p>24.72314449219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4.7350967095865">
                <text:p>24.73509670958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4.7212597606323">
                <text:p>24.72125976063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4.7308642717934">
                <text:p>24.73086427179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4.7194762587649">
                <text:p>24.719476258764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4.740314106179">
                <text:p>24.7403141061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4.7267647140999">
                <text:p>24.72676471409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4.7215366688824">
                <text:p>24.72153666888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4.7169898843819">
                <text:p>24.71698988438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4.7168301518814">
                <text:p>24.71683015188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4.7436147283817">
                <text:p>24.74361472838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4.7298685814067">
                <text:p>24.72986858140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4.7274780889974">
                <text:p>24.72747808899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4.7179961037132">
                <text:p>24.71799610371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4.7337283562361">
                <text:p>24.73372835623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4.7467503732875">
                <text:p>24.74675037328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4.7377691675778">
                <text:p>24.73776916757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4.7408729611459">
                <text:p>24.74087296114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4.7403139347706">
                <text:p>24.74031393477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4.7277922698562">
                <text:p>24.72779226985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4.7317744897668">
                <text:p>24.73177448976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4.7266156629638">
                <text:p>24.72661566296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4.7423955998272">
                <text:p>24.74239559982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4.7161593387321">
                <text:p>24.71615933873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4.7471337348536">
                <text:p>24.74713373485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4.7208551773932">
                <text:p>24.7208551773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